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CA000026046C14357D.svm"/>
  <manifest:file-entry manifest:media-type="" manifest:full-path="Pictures/200000070000128D000017EBD4CEC11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898cm" style:rel-column-width="11172*"/>
    </style:style>
    <style:style style:name="Tableau1.B" style:family="table-column">
      <style:table-column-properties style:column-width="2.545cm" style:rel-column-width="9812*"/>
    </style:style>
    <style:style style:name="Tableau1.C" style:family="table-column">
      <style:table-column-properties style:column-width="4.8cm" style:rel-column-width="18503*"/>
    </style:style>
    <style:style style:name="Tableau1.D" style:family="table-column">
      <style:table-column-properties style:column-width="2.91cm" style:rel-column-width="11220*"/>
    </style:style>
    <style:style style:name="Tableau1.E" style:family="table-column">
      <style:table-column-properties style:column-width="3.845cm" style:rel-column-width="14828*"/>
    </style:style>
    <style:style style:name="Tableau1.A1" style:family="table-cell">
      <style:table-cell-properties fo:background-color="#dddddd"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E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898cm" style:rel-column-width="11172*"/>
    </style:style>
    <style:style style:name="Tableau2.B" style:family="table-column">
      <style:table-column-properties style:column-width="3.283cm" style:rel-column-width="12655*"/>
    </style:style>
    <style:style style:name="Tableau2.C" style:family="table-column">
      <style:table-column-properties style:column-width="4.062cm" style:rel-column-width="15661*"/>
    </style:style>
    <style:style style:name="Tableau2.D" style:family="table-column">
      <style:table-column-properties style:column-width="2.91cm" style:rel-column-width="11220*"/>
    </style:style>
    <style:style style:name="Tableau2.E" style:family="table-column">
      <style:table-column-properties style:column-width="3.845cm" style:rel-column-width="14827*"/>
    </style:style>
    <style:style style:name="Tableau2.A1" style:family="table-cell">
      <style:table-cell-properties fo:background-color="#dddddd" fo:padding="0.097cm" fo:border="0.002cm solid #000000">
        <style:background-image/>
      </style:table-cell-properties>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A3" style:family="table-cell">
      <style:table-cell-properties fo:padding="0.097cm" fo:border-left="0.002cm solid #000000" fo:border-right="none" fo:border-top="none" fo:border-bottom="0.002cm solid #000000"/>
    </style:style>
    <style:style style:name="Tableau2.E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8"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Text_20_body">
      <style:text-properties fo:font-size="11pt" fo:language="fr" fo:country="FR" fo:font-style="normal" style:font-size-asian="11pt" style:font-style-asian="normal" style:font-size-complex="11pt" style:font-style-complex="normal"/>
    </style:style>
    <style:style style:name="P11" style:family="paragraph" style:parent-style-name="Text_20_body">
      <style:paragraph-properties fo:text-align="justify" style:justify-single-word="false"/>
      <style:text-properties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2"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3" style:family="paragraph" style:parent-style-name="Text_20_body">
      <style:text-properties fo:language="fr" fo:country="FR" fo:font-style="normal" style:font-style-asian="normal" style:font-style-complex="normal"/>
    </style:style>
    <style:style style:name="P14" style:family="paragraph" style:parent-style-name="Table_20_Contents">
      <style:paragraph-properties fo:text-align="justify"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17" style:family="paragraph" style:parent-style-name="Heading_20_2">
      <style:text-properties fo:language="fr" fo:country="FR"/>
    </style:style>
    <style:style style:name="P18" style:family="paragraph" style:parent-style-name="Heading_20_2">
      <style:text-properties fo:language="fr" fo:country="FR" fo:font-style="normal" style:font-style-asian="normal" style:font-style-complex="normal"/>
    </style:style>
    <style:style style:name="P19"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0" style:family="paragraph" style:parent-style-name="Heading_20_1">
      <style:text-properties fo:language="fr" fo:country="FR" fo:font-style="normal" style:font-style-asian="normal" style:font-style-complex="normal"/>
    </style:style>
    <style:style style:name="P21"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list-style-name="L3">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5"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list-style-name="L7">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list-style-name="L4">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30" style:family="paragraph" style:parent-style-name="Text_20_body" style:list-style-name="L6">
      <style:paragraph-properties fo:text-align="justify" style:justify-single-word="false"/>
      <style:text-properties fo:font-size="11pt" fo:font-weight="normal" style:font-size-asian="11pt" style:font-weight-asian="normal" style:font-size-complex="11pt" style:font-weight-complex="normal"/>
    </style:style>
    <style:style style:name="P31" style:family="paragraph">
      <style:paragraph-properties fo:text-align="center"/>
    </style:style>
    <style:style style:name="P32" style:family="paragraph">
      <style:text-properties fo:font-size="8pt" style:font-size-asian="8pt" style:font-size-complex="8pt"/>
    </style:style>
    <style:style style:name="P33" style:family="paragraph">
      <style:text-properties fo:font-size="8pt" fo:font-weight="bold" style:font-size-asian="8pt" style:font-weight-asian="bold" style:font-size-complex="8pt" style:font-weight-complex="bold"/>
    </style:style>
    <style:style style:name="P34" style:family="paragraph">
      <style:text-properties fo:font-size="8pt" fo:font-weight="normal" style:font-size-asian="8pt" style:font-weight-asian="normal" style:font-size-complex="8pt" style:font-weight-complex="normal"/>
    </style:style>
    <style:style style:name="P35" style:family="paragraph">
      <style:text-properties fo:font-size="10pt" fo:font-style="italic" style:font-size-asian="10pt" style:font-style-asian="italic" style:font-size-complex="10pt" style:font-style-complex="italic"/>
    </style:style>
    <style:style style:name="P36" style:family="paragraph">
      <style:text-properties fo:font-size="10pt" style:font-size-asian="10pt" style:font-size-complex="10pt"/>
    </style:style>
    <style:style style:name="P37" style:family="paragraph">
      <style:text-properties fo:font-size="8pt" fo:font-style="italic" fo:font-weight="bold" style:font-size-asian="8pt" style:font-style-asian="italic" style:font-weight-asian="bold" style:font-size-complex="8pt" style:font-style-complex="italic" style:font-weight-complex="bold"/>
    </style:style>
    <style:style style:name="P38" style:family="paragraph">
      <style:text-properties fo:color="#0000cc" fo:font-size="10pt" fo:font-style="italic" fo:font-weight="bold" style:font-size-asian="10pt" style:font-style-asian="italic" style:font-weight-asian="bold" style:font-size-complex="10pt" style:font-style-complex="italic" style:font-weight-complex="bold"/>
    </style:style>
    <style:style style:name="P39" style:family="paragraph">
      <style:text-properties fo:font-size="6pt" fo:font-style="italic" fo:font-weight="normal" style:font-size-asian="6pt" style:font-style-asian="italic" style:font-weight-asian="normal" style:font-size-complex="6pt" style:font-style-complex="italic" style:font-weight-complex="normal"/>
    </style:style>
    <style:style style:name="P40" style:family="paragraph">
      <style:text-properties fo:font-size="6pt" style:font-size-asian="6pt" style:font-size-complex="6pt"/>
    </style:style>
    <style:style style:name="P41" style:family="paragraph">
      <style:text-properties fo:font-size="6pt" fo:font-style="italic" fo:font-weight="bold" style:font-size-asian="6pt" style:font-style-asian="italic" style:font-weight-asian="bold" style:font-size-complex="6pt" style:font-style-complex="italic" style:font-weight-complex="bold"/>
    </style:style>
    <style:style style:name="T1" style:family="text">
      <style:text-properties fo:font-size="10pt" style:font-size-asian="10pt" style:font-size-complex="10pt"/>
    </style:style>
    <style:style style:name="T2" style:family="text">
      <style:text-properties fo:language="fr" fo:country="FR"/>
    </style:style>
    <style:style style:name="T3" style:family="text">
      <style:text-properties fo:language="fr" fo:country="FR" fo:font-style="normal" fo:font-weight="bold" style:font-style-asian="normal" style:font-weight-asian="bold" style:font-style-complex="normal" style:font-weight-complex="bold"/>
    </style:style>
    <style:style style:name="T4" style:family="text">
      <style:text-properties fo:language="fr" fo:country="FR" fo:font-style="normal" style:font-style-asian="normal" style:font-style-complex="normal"/>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italic" style:font-style-asian="italic" style:font-style-complex="italic"/>
    </style:style>
    <style:style style:name="T7" style:family="text">
      <style:text-properties fo:language="fr" fo:country="FR"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00cc" fo:font-style="italic" style:font-style-asian="italic" style:font-style-complex="italic"/>
    </style:style>
    <style:style style:name="T11" style:family="text">
      <style:text-properties fo:color="#0000cc" fo:font-style="italic" fo:font-weight="bold" style:font-style-asian="italic" style:font-weight-asian="bold" style:font-style-complex="italic" style:font-weight-complex="bold"/>
    </style:style>
    <style:style style:name="T12" style:family="text">
      <style:text-properties fo:font-size="8pt" fo:font-style="italic" style:font-size-asian="8pt" style:font-style-asian="italic" style:font-size-complex="8pt" style:font-style-complex="italic"/>
    </style:style>
    <style:style style:name="T13" style:family="text">
      <style:text-properties fo:font-size="8pt" fo:font-style="normal" style:font-size-asian="8pt" style:font-style-asian="normal" style:font-size-complex="8pt" style:font-style-complex="normal"/>
    </style:style>
    <style:style style:name="T14" style:family="text">
      <style:text-properties fo:font-style="normal" style:font-style-asian="normal" style:font-style-complex="normal"/>
    </style:style>
    <style:style style:name="T15" style:family="text">
      <style:text-properties fo:font-size="8pt" style:font-size-asian="8pt" style:font-size-complex="8pt"/>
    </style:style>
    <style:style style:name="T16" style:family="text">
      <style:text-properties fo:font-size="8pt" fo:font-weight="bold" style:font-size-asian="8pt" style:font-weight-asian="bold" style:font-size-complex="8pt" style:font-weight-complex="bold"/>
    </style:style>
    <style:style style:name="T17" style:family="text">
      <style:text-properties fo:font-size="8pt" fo:font-weight="normal" style:font-size-asian="8pt" style:font-weight-asian="normal" style:font-size-complex="8pt" style:font-weight-complex="normal"/>
    </style:style>
    <style:style style:name="T18" style:family="text">
      <style:text-properties fo:color="#000000" fo:font-size="8pt" style:font-size-asian="8pt" style:font-size-complex="8pt"/>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8pt" fo:font-style="italic" fo:font-weight="bold" style:font-size-asian="8pt" style:font-style-asian="italic" style:font-weight-asian="bold" style:font-size-complex="8pt" style:font-style-complex="italic" style:font-weight-complex="bold"/>
    </style:style>
    <style:style style:name="T21" style:family="text">
      <style:text-properties fo:color="#0000cc" fo:font-size="10pt" fo:font-style="italic" fo:font-weight="bold" style:font-size-asian="10pt" style:font-style-asian="italic" style:font-weight-asian="bold" style:font-size-complex="10pt" style:font-style-complex="italic" style:font-weight-complex="bold"/>
    </style:style>
    <style:style style:name="T22" style:family="text">
      <style:text-properties fo:font-size="8pt" fo:font-style="normal" fo:font-weight="bold" style:font-size-asian="8pt" style:font-style-asian="normal" style:font-weight-asian="bold" style:font-size-complex="8pt" style:font-style-complex="normal" style:font-weight-complex="bold"/>
    </style:style>
    <style:style style:name="T23" style:family="text">
      <style:text-properties fo:font-size="6pt" fo:font-weight="normal" style:font-size-asian="6pt" style:font-weight-asian="normal" style:font-size-complex="6pt" style:font-weight-complex="normal"/>
    </style:style>
    <style:style style:name="T24" style:family="text">
      <style:text-properties fo:font-size="6pt" fo:font-style="italic" fo:font-weight="bold" style:font-size-asian="6pt" style:font-style-asian="italic" style:font-weight-asian="bold" style:font-size-complex="6pt"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fill="solid" draw:fill-color="#dddddd" draw:textarea-horizontal-align="center" draw:textarea-vertical-align="middle" style:run-through="foreground"/>
    </style:style>
    <style:style style:name="gr4" style:family="graphic">
      <style:graphic-properties draw:stroke="none" svg:stroke-color="#000000" draw:fill="none" draw:fill-color="#ffffff" fo:min-height="2.454cm" style:run-through="foreground"/>
    </style:style>
    <style:style style:name="gr5" style:family="graphic">
      <style:graphic-properties draw:stroke="none" svg:stroke-color="#000000" draw:fill="none" draw:fill-color="#ffffff" fo:min-height="1.633cm" style:run-through="foreground"/>
    </style:style>
    <style:style style:name="gr6" style:family="graphic">
      <style:graphic-properties draw:stroke="none" svg:stroke-color="#000000" draw:fill="none" draw:fill-color="#ffffff" fo:min-height="0.476cm" style:run-through="foreground"/>
    </style:style>
    <style:style style:name="gr7" style:family="graphic">
      <style:graphic-properties draw:fill="solid" draw:fill-color="#ffff00" draw:textarea-horizontal-align="center" draw:textarea-vertical-align="middle" style:run-through="foreground"/>
    </style:style>
    <style:style style:name="gr8" style:family="graphic">
      <style:graphic-properties draw:fill="none" draw:fill-color="#dddddd" draw:textarea-horizontal-align="center" draw:textarea-vertical-align="middle" style:run-through="foreground"/>
    </style:style>
    <style:style style:name="gr9" style:family="graphic">
      <style:graphic-properties draw:stroke="none" svg:stroke-color="#000000" draw:fill="none" draw:fill-color="#ffffff" fo:min-height="0.432cm" style:run-through="foreground"/>
    </style:style>
    <style:style style:name="gr10" style:family="graphic">
      <style:graphic-properties draw:stroke="none" svg:stroke-color="#000000" draw:fill="none" draw:fill-color="#ffffff" fo:min-height="0.547cm" style:run-through="foreground"/>
    </style:style>
    <style:style style:name="gr11" style:family="graphic">
      <style:graphic-properties draw:stroke="none" svg:stroke-color="#000000" draw:fill="none" draw:fill-color="#ffffff" fo:min-height="2.133cm" style:run-through="foreground"/>
    </style:style>
    <style:style style:name="gr12" style:family="graphic">
      <style:graphic-properties draw:fill="solid" draw:fill-color="#99ff33" draw:textarea-horizontal-align="center" draw:textarea-vertical-align="middle" style:run-through="foreground"/>
    </style:style>
    <style:style style:name="gr13" style:family="graphic">
      <style:graphic-properties draw:stroke="none" svg:stroke-color="#000000" draw:fill="solid" draw:fill-color="#99ff33" fo:min-height="0.476cm" style:run-through="foreground"/>
    </style:style>
    <style:style style:name="gr14" style:family="graphic">
      <style:graphic-properties draw:stroke="none" svg:stroke-color="#000000" draw:fill="solid" draw:fill-color="#99ff33" fo:min-height="0.328cm" style:run-through="foreground"/>
    </style:style>
    <style:style style:name="gr15" style:family="graphic">
      <style:graphic-properties draw:stroke="none" svg:stroke-color="#000000" draw:fill="solid" draw:fill-color="#99ff33" fo:min-height="0.654cm" style:run-through="foreground"/>
    </style:style>
    <style:style style:name="gr16" style:family="graphic">
      <style:graphic-properties draw:fill="none" draw:textarea-horizontal-align="center" draw:textarea-vertical-align="middle" style:run-through="foreground"/>
    </style:style>
    <style:style style:name="gr17" style:family="graphic">
      <style:graphic-properties draw:stroke="none" svg:stroke-color="#000000" draw:fill="none" draw:fill-color="#ffffff" fo:min-height="0.549cm" style:run-through="foreground"/>
    </style:style>
    <style:style style:name="gr18" style:family="graphic">
      <style:graphic-properties draw:stroke="none" svg:stroke-color="#000000" draw:fill="none" draw:fill-color="#ffffff" fo:min-height="0.654cm" style:run-through="foreground"/>
    </style:style>
    <style:style style:name="gr19" style:family="graphic">
      <style:graphic-properties draw:stroke="none" svg:stroke-color="#000000" draw:fill="solid" draw:fill-color="#99ff33" fo:min-height="0.446cm" style:run-through="foreground"/>
    </style:style>
    <style:style style:name="gr20" style:family="graphic">
      <style:graphic-properties draw:stroke="none" svg:stroke-color="#000000" draw:fill="none" draw:fill-color="#ffffff" fo:min-height="0.328cm" style:run-through="foreground"/>
    </style:style>
    <style:style style:name="gr2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454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6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476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solid" draw:fill-color="#ffff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fill="none"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43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47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2.133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99ff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solid" draw:fill-color="#99ff33" fo:min-height="0.476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solid" draw:fill-color="#99ff33" fo:min-height="0.328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solid" draw:fill-color="#99ff33" fo:min-height="0.654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solid" draw:fill-color="#99ff33" fo:min-height="0.446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marker-start=""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97cm" style:run-through="foreground"/>
    </style:style>
    <style:style style:name="gr49" style:family="graphic">
      <style:graphic-properties draw:fill="solid" draw:fill-color="#ffffff" draw:textarea-horizontal-align="center" draw:textarea-vertical-align="middle" style:run-through="foreground"/>
    </style:style>
    <style:style style:name="gr50" style:family="graphic">
      <style:graphic-properties draw:stroke="none" svg:stroke-color="#000000" draw:fill="none" draw:fill-color="#ffffff" fo:min-height="0.543cm" style:run-through="foreground"/>
    </style:style>
    <style:style style:name="gr51" style:family="graphic">
      <style:graphic-properties draw:stroke="none" svg:stroke-color="#000000" draw:fill="none" draw:fill-color="#ffffff" fo:min-height="0.517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tyle:run-through="foreground" style:vertical-pos="from-top" style:vertical-rel="paragraph" style:horizontal-pos="from-left" style:horizontal-rel="paragraph"/>
    </style:style>
    <style:style style:name="gr54" style:family="graphic">
      <style:graphic-properties draw:stroke="none" svg:stroke-color="#000000" draw:fill="none" draw:fill-color="#ffffff" fo:min-height="0.36cm" style:run-through="foreground"/>
    </style:style>
    <style:style style:name="gr55" style:family="graphic">
      <style:graphic-properties draw:stroke="none" svg:stroke-color="#000000" draw:fill="none" draw:fill-color="#ffffff" fo:min-height="0.358cm" style:run-through="foreground"/>
    </style:style>
    <style:style style:name="gr56" style:family="graphic">
      <style:graphic-properties draw:stroke="none" svg:stroke-color="#000000" draw:fill="none" draw:fill-color="#ffffff" fo:min-height="0.492cm" style:run-through="foreground"/>
    </style:style>
    <style:style style:name="gr57" style:family="graphic">
      <style:graphic-properties draw:stroke="none" svg:stroke-color="#000000" draw:fill="none" draw:fill-color="#ffffff" fo:min-height="0.27cm" style:run-through="foreground"/>
    </style:style>
    <style:style style:name="gr58" style:family="graphic">
      <style:graphic-properties draw:fill="solid" draw:fill-color="#dddddd" draw:textarea-horizontal-align="center" draw:textarea-vertical-align="middle" style:run-through="foreground" style:vertical-pos="from-top" style:vertical-rel="paragraph" style:horizontal-pos="from-left" style:horizontal-rel="paragraph"/>
    </style:style>
    <style:style style:name="gr59" style:family="graphic">
      <style:graphic-properties draw:stroke="none" svg:stroke-color="#000000" draw:fill="none" draw:fill-color="#ffffff" fo:min-height="0.328cm" style:run-through="foreground" style:vertical-pos="from-top" style:vertical-rel="paragraph" style:horizontal-pos="from-left" style:horizontal-rel="paragraph"/>
    </style:style>
    <style:style style:name="gr60" style:family="graphic">
      <style:graphic-properties draw:fill="none" draw:textarea-horizontal-align="center" draw:textarea-vertical-align="middle" style:run-through="foreground" style:vertical-pos="from-top" style:vertical-rel="paragraph" style:horizontal-pos="from-left" style:horizontal-rel="paragraph"/>
    </style:style>
    <style:style style:name="gr61" style:family="graphic">
      <style:graphic-properties draw:stroke="none" svg:stroke-color="#000000" draw:fill="none" draw:fill-color="#ffffff" fo:min-height="0.492cm" style:run-through="foreground" style:vertical-pos="from-top" style:vertical-rel="paragraph" style:horizontal-pos="from-left" style:horizontal-rel="paragraph"/>
    </style:style>
    <style:style style:name="gr62" style:family="graphic">
      <style:graphic-properties svg:stroke-color="#000000" draw:marker-start="Arrow_20_concave" draw:marker-start-width="0.25cm" draw:marker-end="Arrow_20_concave" draw:marker-end-width="0.2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3"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4" style:family="graphic">
      <style:graphic-properties draw:stroke="none" svg:stroke-color="#000000" draw:fill="solid" draw:fill-color="#ffffff" fo:min-height="0.092cm" style:run-through="foreground" style:vertical-pos="from-top" style:vertical-rel="paragraph" style:horizontal-pos="from-left" style:horizontal-rel="paragraph"/>
    </style:style>
    <style:style style:name="gr65" style:family="graphic">
      <style:graphic-properties draw:stroke="none" svg:stroke-color="#000000" draw:fill="solid" draw:fill-color="#ffffff" fo:min-height="0.245cm" style:run-through="foreground"/>
    </style:style>
    <style:style style:name="gr66" style:family="graphic">
      <style:graphic-properties draw:stroke="none" svg:stroke-color="#000000" draw:fill="solid" draw:fill-color="#ffffff" fo:min-height="0.266cm" style:run-through="foreground"/>
    </style:style>
    <style:style style:name="gr67" style:family="graphic">
      <style:graphic-properties draw:stroke="none" svg:stroke-color="#000000" draw:fill="solid" draw:fill-color="#ffffff" fo:min-height="0.377cm" style:run-through="foreground" style:vertical-pos="from-top" style:vertical-rel="paragraph" style:horizontal-pos="from-left" style:horizontal-rel="paragraph"/>
    </style:style>
    <style:style style:name="gr68" style:family="graphic">
      <style:graphic-properties draw:fill="solid" draw:fill-color="#ffffff" draw:textarea-horizontal-align="center" draw:textarea-vertical-align="middle" style:run-through="foreground" style:vertical-pos="from-top" style:vertical-rel="paragraph" style:horizontal-pos="from-left" style:horizontal-rel="paragraph"/>
    </style:style>
    <style:style style:name="gr69" style:family="graphic">
      <style:graphic-properties draw:stroke="none" svg:stroke-color="#000000" draw:fill="solid" draw:fill-color="#ffffff" fo:min-height="0.266cm" style:run-through="foreground" style:vertical-pos="from-top" style:vertical-rel="paragraph" style:horizontal-pos="from-left" style:horizontal-rel="paragraph"/>
    </style:style>
    <style:style style:name="gr70" style:family="graphic">
      <style:graphic-properties draw:stroke="none" svg:stroke-color="#000000" draw:fill="solid" draw:fill-color="#ffffff" fo:min-height="0.245cm"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 l'IHM via Touch Screen </text:p>
      <text:p text:style-name="P1">sur Raspberry Pi</text:p>
      <text:p text:style-name="P2"><text:s/>System Manager </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1.Architecture des menus<text:tab/>2</text:p>
          <text:p text:style-name="P5">2.Mode Run<text:tab/>3</text:p>
          <text:p text:style-name="P4">2.1.Ecran Mode Run-Off<text:tab/>3</text:p>
          <text:p text:style-name="P4">2.2.Ecran Mode Run – Auto<text:tab/>4</text:p>
          <text:p text:style-name="P4">2.3.Ecran mode Run – Eco Jour Rouge<text:tab/>5</text:p>
          <text:p text:style-name="P4">2.4.Ecran Mode Run – Vacances<text:tab/>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9" text:outline-level="1"><text:soft-page-break/>Présentation générale</text:h>
      <text:p text:style-name="P9">Se reporter au document [1] <text:span text:style-name="T8">Systeme_CommunicationIntra_UcBrain.odt</text:span> (en cours d'élaboration)</text:p>
      <text:p text:style-name="P9">L'IHM est embarquée dans une rasperry py. Elle est développée en python et plus spécifiquement avec l'interface <text:span text:style-name="T8">tkinter</text:span>.</text:p>
      <text:p text:style-name="P9"><draw:frame draw:style-name="fr1" draw:name="images2" text:anchor-type="paragraph" svg:width="4.748cm" svg:height="6.122cm" draw:z-index="81"><draw:image xlink:href="Pictures/200000070000128D000017EBD4CEC11A.svm" xlink:type="simple" xlink:show="embed" xlink:actuate="onLoad"/></draw:frame></text:p>
      <text:p text:style-name="P9">La communication avec la <text:span text:style-name="T8">Smart Gateway</text:span> de fait par une liaison série. Elle prend la forme d'une transaction asynchrone sous la forme d'une requête. C'est systématiquement l'IHM qui est à l'origine de la requête. La passerelle (µC) est en écoute permanente.</text:p>
      <text:p text:style-name="P9">Les données sont transmises selon un protocole donné (<text:span text:style-name="T8">UARTStack</text:span>, voir [1]). Ce dernier se base sur :</text:p>
      <text:list xml:id="list9104653111027044063" text:style-name="L1">
        <text:list-item>
          <text:p text:style-name="P22">le nombre d'octets transmis,</text:p>
        </text:list-item>
        <text:list-item>
          <text:p text:style-name="P22">les data (payload),</text:p>
        </text:list-item>
        <text:list-item>
          <text:p text:style-name="P22">un check sum</text:p>
        </text:list-item>
      </text:list>
      <text:p text:style-name="P9"/>
      <text:p text:style-name="P9">Côté micro-contrôleur, les données sont écrites dans un string, puis ce dernier est directement recopié dans la structure de données du micro-contrôleur.</text:p>
      <text:p text:style-name="P9">Le but de l'IHM est de :</text:p>
      <text:list xml:id="list9176375241652494841" text:style-name="L2">
        <text:list-item>
          <text:p text:style-name="P23">permettre à l'utilisateur de saisir les paramètres qui vont permettre à la Smart Gateway de procéder à son algorithme,</text:p>
        </text:list-item>
        <text:list-item>
          <text:p text:style-name="P23">aller chercher sur internet la couleur du jour tempo,</text:p>
        </text:list-item>
        <text:list-item>
          <text:p text:style-name="P23">aller chercher via le réseau local les données de puissance de l'onduleur pour les afficher à l'utilisateur,</text:p>
        </text:list-item>
        <text:list-item>
          <text:p text:style-name="P23">afficher les informations de configurations de chacune des climatisations, température, dernière consigne,</text:p>
        </text:list-item>
        <text:list-item>
          <text:p text:style-name="P23">remonter les défauts constatés, les dysfonctionnements du système afin que l'utilisateur puisse intervenir.</text:p>
        </text:list-item>
      </text:list>
      <text:p text:style-name="P9"/>
      <text:p text:style-name="P9"/>
      <text:p text:style-name="P9"/>
      <text:h text:style-name="Heading_20_1" text:outline-level="1"><text:soft-page-break/>Architecture logicielle</text:h>
      <text:h text:style-name="Heading_20_2" text:outline-level="2">L'architectures des pages</text:h>
      <text:p text:style-name="P9">La page principale <text:span text:style-name="T8">win_home</text:span> est une instance de la classe <text:span text:style-name="T9">PageHome</text:span>. Elle contient les champs d'informations essentiels (widgets). L'utilisateur a très peu d'actions possibles ( à part une navigation dans les menus). Parmi ces actions, l'utilisateur peut fixer le mode de fonctionnement du système. C'est dans cette classe que les fenêtres secondaires sont définies. Ces dernières correspondent des fenêtres dites « <text:span text:style-name="T8">Toplevel </text:span>». Une seule est active à la fois, c'est cette dernière qui voit ses widgets actifs. Par exemple, <text:span text:style-name="T8">win_param_auto</text:span> est une « <text:span text:style-name="T8">toplevel »</text:span> de <text:span text:style-name="T8">win_home</text:span>.</text:p>
      <text:p text:style-name="P9"/>
      <text:p text:style-name="P9"/>
      <text:p text:style-name="P9"/>
      <text:p text:style-name="P9"><draw:g text:anchor-type="paragraph" draw:z-index="82" draw:style-name="gr1"><draw:rect draw:style-name="gr3" draw:text-style-name="P31" svg:width="3.913cm" svg:height="2.289cm" svg:x="2.546cm" svg:y="0.154cm"><text:p/></draw:rect><draw:frame draw:style-name="gr48" draw:text-style-name="P37" svg:width="2.703cm" svg:height="0.398cm" svg:x="2.584cm" svg:y="-0.185cm"><draw:text-box><text:p><text:span text:style-name="T20">win_home :PageHome</text:span></text:p></draw:text-box></draw:frame><draw:rect draw:style-name="gr49" draw:text-style-name="P31" svg:width="3.913cm" svg:height="2.289cm" svg:x="6.174cm" svg:y="-1.189cm"><text:p/></draw:rect><draw:frame draw:style-name="gr48" draw:text-style-name="P37" svg:width="2.703cm" svg:height="0.398cm" svg:x="6.269cm" svg:y="-1.586cm"><draw:text-box><text:p><text:span text:style-name="T20">win_param_auto </text:span></text:p></draw:text-box></draw:frame><draw:rect draw:style-name="gr49" draw:text-style-name="P31" svg:width="3.913cm" svg:height="2.289cm" svg:x="6.306cm" svg:y="1.605cm"><text:p/></draw:rect><draw:frame draw:style-name="gr48" draw:text-style-name="P37" svg:width="2.703cm" svg:height="0.398cm" svg:x="6.703cm" svg:y="1.208cm"><draw:text-box><text:p><text:span text:style-name="T20">win_param_program</text:span></text:p></draw:text-box></draw:frame><draw:rect draw:style-name="gr49" draw:text-style-name="P31" svg:width="3.913cm" svg:height="2.289cm" svg:x="2.129cm" svg:y="1.567cm"><text:p/></draw:rect><draw:frame draw:style-name="gr48" draw:text-style-name="P37" svg:width="3.761cm" svg:height="0.398cm" svg:x="2.129cm" svg:y="1.17cm"><draw:text-box><text:p><text:span text:style-name="T20">win_param_hollidays</text:span></text:p></draw:text-box></draw:frame><draw:rect draw:style-name="gr16" draw:text-style-name="P31" svg:width="11.397cm" svg:height="6.465cm" svg:x="1.034cm" svg:y="-1.557cm"><text:p/></draw:rect><draw:frame draw:style-name="gr50" draw:text-style-name="P38" svg:width="2.911cm" svg:height="0.544cm" svg:x="9.633cm" svg:y="-2.09cm"><draw:text-box><text:p><text:span text:style-name="T21">page_home.py</text:span></text:p></draw:text-box></draw:frame></draw:g></text:p>
      <text:p text:style-name="P9"/>
      <text:p text:style-name="P9"><text:s text:c="2"/></text:p>
      <text:p text:style-name="P9"/>
      <text:p text:style-name="P9"/>
      <text:p text:style-name="P9"/>
      <text:p text:style-name="P9"/>
      <text:p text:style-name="P9"/>
      <text:p text:style-name="P9">L'ensemble des fenêtres est géré par le fichier <text:span text:style-name="T10">page_home.py</text:span>. Les widgets de la fenêtres <text:span text:style-name="T8">win_param_auto</text:span> (qui est juste une <text:span text:style-name="T8">Toplevel</text:span> de <text:span text:style-name="T8">win_home</text:span>) sont décrits dans un autre fichier pour des raisons d'encombrement. Cette fenêtre gère les paramètres du mode automatique, lui même décliné en 3 sous-ensembles fonction de la couleur du jour. Ces 3 sous ensembles sont décrits dans le fichier <text:span text:style-name="T10">widgets_page_param.py</text:span>. On définit ici une classe,<text:span text:style-name="T9"> FrameModeAuto </text:span>qui correspond à un encadré (<text:span text:style-name="T8">frame</text:span>) contenant les paramètres du mode auto.</text:p>
      <text:p text:style-name="P9"/>
      <text:p text:style-name="P9"/>
      <text:p text:style-name="P9"><draw:rect text:anchor-type="paragraph" draw:z-index="83" draw:style-name="gr35" draw:text-style-name="P31" svg:width="4.687cm" svg:height="4.012cm" svg:x="9.444cm" svg:y="0.393cm"><text:p/></draw:rect><draw:frame text:anchor-type="paragraph" draw:z-index="84" draw:style-name="gr51" draw:text-style-name="P38" svg:width="4.1cm" svg:height="0.518cm" svg:x="10.051cm" svg:y="-0.212cm"><draw:text-box><text:p><text:span text:style-name="T21">widgets_page_param.py</text:span></text:p></draw:text-box></draw:frame><draw:g text:anchor-type="paragraph" draw:z-index="88" draw:style-name="gr53"><draw:rect draw:style-name="gr3" draw:text-style-name="P31" svg:width="3.566cm" svg:height="2.068cm" svg:x="1.618cm" svg:y="2.115cm"><text:p/></draw:rect><draw:frame draw:style-name="gr20" draw:text-style-name="P37" svg:width="2.916cm" svg:height="0.329cm" svg:x="1.653cm" svg:y="1.808cm"><draw:text-box><text:p><text:span text:style-name="T20">win_home :PageHome</text:span></text:p></draw:text-box></draw:frame><draw:rect draw:style-name="gr49" draw:text-style-name="P31" svg:width="3.566cm" svg:height="2.068cm" svg:x="4.925cm" svg:y="0.901cm"><text:p/></draw:rect><draw:frame draw:style-name="gr54" draw:text-style-name="P37" svg:width="2.463cm" svg:height="0.361cm" svg:x="5.011cm" svg:y="0.542cm"><draw:text-box><text:p><text:span text:style-name="T20">win_param_auto </text:span></text:p></draw:text-box></draw:frame><draw:rect draw:style-name="gr49" draw:text-style-name="P31" svg:width="3.567cm" svg:height="2.068cm" svg:x="5.045cm" svg:y="3.427cm"><text:p/></draw:rect><draw:frame draw:style-name="gr54" draw:text-style-name="P37" svg:width="2.465cm" svg:height="0.361cm" svg:x="5.406cm" svg:y="3.068cm"><draw:text-box><text:p><text:span text:style-name="T20">win_param_prog</text:span></text:p></draw:text-box></draw:frame><draw:rect draw:style-name="gr49" draw:text-style-name="P31" svg:width="3.567cm" svg:height="2.068cm" svg:x="1.238cm" svg:y="3.392cm"><text:p/></draw:rect><draw:frame draw:style-name="gr55" draw:text-style-name="P37" svg:width="3.428cm" svg:height="0.359cm" svg:x="1.238cm" svg:y="3.034cm"><draw:text-box><text:p><text:span text:style-name="T20">win_param_hollidays</text:span></text:p></draw:text-box></draw:frame><draw:rect draw:style-name="gr16" draw:text-style-name="P31" svg:width="9.035cm" svg:height="5.501cm" svg:x="0.24cm" svg:y="0.374cm"><text:p/></draw:rect><draw:frame draw:style-name="gr56" draw:text-style-name="P38" svg:width="2.652cm" svg:height="0.493cm" svg:x="0.386cm" svg:y="-0.208cm"><draw:text-box><text:p><text:span text:style-name="T21">page_home.py</text:span></text:p></draw:text-box></draw:frame><draw:frame draw:style-name="gr57" draw:text-style-name="P39" svg:width="3.22cm" svg:height="0.271cm" svg:x="5.062cm" svg:y="1.2cm"><draw:text-box><text:p><text:span text:style-name="T23">frame_auto_blue : FrameModeAuto</text:span></text:p></draw:text-box></draw:frame><draw:frame draw:style-name="gr57" draw:text-style-name="P39" svg:width="3.22cm" svg:height="0.271cm" svg:x="5.043cm" svg:y="1.588cm"><draw:text-box><text:p><text:span text:style-name="T23">frame_auto_white : FrameModeAuto</text:span></text:p></draw:text-box></draw:frame><draw:frame draw:style-name="gr57" draw:text-style-name="P39" svg:width="3.22cm" svg:height="0.271cm" svg:x="5.045cm" svg:y="1.967cm"><draw:text-box><text:p><text:span text:style-name="T23">frame_auto_red : FrameModeAuto</text:span></text:p></draw:text-box></draw:frame><draw:frame draw:style-name="gr57" draw:text-style-name="P39" svg:width="3.22cm" svg:height="0.733cm" svg:x="5.26cm" svg:y="3.793cm"><draw:text-box><text:p><text:span text:style-name="T23">frame_prog_blue : FrameModeProg</text:span></text:p><text:p><text:span text:style-name="T23">frame_prog_white : FrameModeProg</text:span></text:p><text:p><text:span text:style-name="T23">frame_prog_red : FrameModeProg</text:span></text:p></draw:text-box></draw:frame></draw:g></text:p>
      <text:p text:style-name="P9"><draw:frame text:anchor-type="paragraph" draw:z-index="86" draw:style-name="gr40" draw:text-style-name="P37" svg:width="3.22cm" svg:height="0.329cm" svg:x="10.213cm" svg:y="0.164cm"><draw:text-box><text:p><text:span text:style-name="T22">Classe</text:span><text:span text:style-name="T20"> <text:s/>FrameModeAuto</text:span></text:p></draw:text-box></draw:frame><draw:path text:anchor-type="paragraph" draw:z-index="87" draw:style-name="gr52" draw:text-style-name="P31" svg:width="2.758cm" svg:height="0.84cm" svg:x="7.839cm" svg:y="0.164cm" svg:viewBox="0 0 2759 841" svg:d="M2759 841c-1829-1568-2759-463-2759-463"><text:p/></draw:path></text:p>
      <text:p text:style-name="P9"><draw:rect text:anchor-type="paragraph" draw:z-index="85" draw:style-name="gr41" draw:text-style-name="P31" svg:width="3.006cm" svg:height="0.842cm" svg:x="10.162cm" svg:y="-0.049cm"><text:p/></draw:rect></text:p>
      <text:p text:style-name="P9"/>
      <text:p text:style-name="P9"><draw:frame text:anchor-type="paragraph" draw:z-index="90" draw:style-name="gr40" draw:text-style-name="P37" svg:width="3.22cm" svg:height="0.329cm" svg:x="10.098cm" svg:y="0.155cm"><draw:text-box><text:p><text:span text:style-name="T22">Classe</text:span><text:span text:style-name="T20"> <text:s/>FrameModeProg</text:span></text:p></draw:text-box></draw:frame></text:p>
      <text:p text:style-name="P9"><draw:rect text:anchor-type="paragraph" draw:z-index="89" draw:style-name="gr41" draw:text-style-name="P31" svg:width="3.006cm" svg:height="0.842cm" svg:x="10.162cm" svg:y="-0.049cm"><text:p/></draw:rect></text:p>
      <text:p text:style-name="P9"><draw:path text:anchor-type="paragraph" draw:z-index="91" draw:style-name="gr52" draw:text-style-name="P31" svg:width="2.504cm" svg:height="0.794cm" draw:transform="rotate (3.1415926535892) translate (10.7813932935498cm 0.792025506637738cm)" svg:viewBox="0 0 2505 795" svg:d="M0 795c1661-1482 2505-437 2505-437"><text:p/></draw:path></text:p>
      <text:p text:style-name="P9"/>
      <text:h text:style-name="Heading_20_2" text:outline-level="2"><text:soft-page-break/>Gestion des données </text:h>
      <text:h text:style-name="Heading_20_3" text:outline-level="3">Données de l'interface graphique</text:h>
      <text:p text:style-name="P9">Les pages présentées ci-avant sont liées à un ensemble de données, 7 exactement, nécessitant 3 classes. La première, <text:span text:style-name="T8">DataHomePage</text:span>, regroupe toutes les données liées au divers champs de la fenêtre principale. Deux autres classes, <text:span text:style-name="T8">DataParamAuto</text:span> et <text:span text:style-name="T8">DataParamProg </text:span>sont relatives fenêtres « fille toplevel » respectivement <text:span text:style-name="T8">win_param_auto</text:span> et <text:span text:style-name="T8">win_param_prog</text:span>. Trois objets sont issues de chacune de ces classes. Chacun de ces objet est associée à une <text:span text:style-name="T8">frame</text:span> particulière réservée à une couleur tempo (bleu, blanc ou rouge). Enfin précisons que ces 7 objets et les 2 classes sont tous regroupés dans le module <text:span text:style-name="T11">data_page.py</text:span>.</text:p>
      <text:p text:style-name="P9">La figure ci-dessous illustre les dépendances des 3 fenêtres avec les 7 objets contenant les variables. Le double sens de chacune des flèches indique que les données sont :</text:p>
      <text:list xml:id="list4553771556423980384" text:style-name="L8">
        <text:list-item>
          <text:p text:style-name="P28">lues par les fenêtres au moment de leur création et mises à jour régulièrement, par exemple par des callback séquentiels</text:p>
        </text:list-item>
        <text:list-item>
          <text:p text:style-name="P28">écrites lorsque l'utilisateur clique sur le bouton « confirm » présent sur chacune des fenêtres filles de saisie de paramètre.</text:p>
        </text:list-item>
      </text:list>
      <text:p text:style-name="P9"/>
      <text:p text:style-name="P9"><draw:rect text:anchor-type="paragraph" draw:z-index="95" draw:style-name="gr60" draw:text-style-name="P31" svg:width="14.701cm" svg:height="5.615cm" svg:x="0.24cm" svg:y="0.374cm"><text:p/></draw:rect><draw:frame text:anchor-type="paragraph" draw:z-index="96" draw:style-name="gr61" draw:text-style-name="P38" svg:width="2.652cm" svg:height="0.493cm" svg:x="0.386cm" svg:y="-0.208cm"><draw:text-box><text:p><text:span text:style-name="T21">page_home.py</text:span></text:p></draw:text-box></draw:frame></text:p>
      <text:p text:style-name="P9"><draw:frame text:anchor-type="paragraph" draw:z-index="93" draw:style-name="gr59" draw:text-style-name="P37" svg:width="2.916cm" svg:height="0.329cm" svg:x="4.117cm" svg:y="0.39cm"><draw:text-box><text:p><text:span text:style-name="T20">win_home :PageHome</text:span></text:p></draw:text-box></draw:frame></text:p>
      <text:p text:style-name="P9"><draw:rect text:anchor-type="paragraph" draw:z-index="92" draw:style-name="gr58" draw:text-style-name="P31" svg:width="11.824cm" svg:height="1.902cm" svg:x="0.536cm" svg:y="0.109cm"><text:p/></draw:rect></text:p>
      <text:p text:style-name="P9"/>
      <text:p text:style-name="P9"><draw:g text:anchor-type="paragraph" draw:z-index="97" draw:style-name="gr53"><draw:rect draw:style-name="gr49" draw:text-style-name="P31" svg:width="3.566cm" svg:height="2.068cm" svg:x="2.692cm" svg:y="0.468cm"><text:p/></draw:rect><draw:frame draw:style-name="gr54" draw:text-style-name="P37" svg:width="2.463cm" svg:height="0.361cm" svg:x="2.778cm" svg:y="0.108cm"><draw:text-box><text:p><text:span text:style-name="T20">win_param_auto </text:span></text:p></draw:text-box></draw:frame><draw:frame draw:style-name="gr57" draw:text-style-name="P39" svg:width="3.22cm" svg:height="0.271cm" svg:x="2.83cm" svg:y="0.766cm"><draw:text-box><text:p><text:span text:style-name="T23">frame_auto_blue : FrameModeAuto</text:span></text:p></draw:text-box></draw:frame><draw:frame draw:style-name="gr57" draw:text-style-name="P39" svg:width="3.22cm" svg:height="0.271cm" svg:x="2.81cm" svg:y="1.154cm"><draw:text-box><text:p><text:span text:style-name="T23">frame_auto_white : FrameModeAuto</text:span></text:p></draw:text-box></draw:frame><draw:frame draw:style-name="gr57" draw:text-style-name="P39" svg:width="3.22cm" svg:height="0.271cm" svg:x="2.812cm" svg:y="1.533cm"><draw:text-box><text:p><text:span text:style-name="T23">frame_auto_red : FrameModeAuto</text:span></text:p></draw:text-box></draw:frame></draw:g><draw:g text:anchor-type="paragraph" draw:z-index="98" draw:style-name="gr53"><draw:rect draw:style-name="gr49" draw:text-style-name="P31" svg:width="3.567cm" svg:height="2.068cm" svg:x="6.682cm" svg:y="0.498cm"><text:p/></draw:rect><draw:frame draw:style-name="gr54" draw:text-style-name="P37" svg:width="2.465cm" svg:height="0.361cm" svg:x="7.044cm" svg:y="0.138cm"><draw:text-box><text:p><text:span text:style-name="T20">win_param_prog</text:span></text:p></draw:text-box></draw:frame><draw:frame draw:style-name="gr57" draw:text-style-name="P39" svg:width="3.22cm" svg:height="0.733cm" svg:x="6.897cm" svg:y="0.863cm"><draw:text-box><text:p><text:span text:style-name="T23">frame_prog_blue : FrameModeProg</text:span></text:p><text:p><text:span text:style-name="T23">frame_prog_white : FrameModeProg</text:span></text:p><text:p><text:span text:style-name="T23">frame_prog_red : FrameModeProg</text:span></text:p></draw:text-box></draw:frame></draw:g><draw:g text:anchor-type="paragraph" draw:z-index="94" draw:style-name="gr53"><draw:rect draw:style-name="gr49" draw:text-style-name="P31" svg:width="3.567cm" svg:height="2.068cm" svg:x="11.245cm" svg:y="0.563cm"><text:p/></draw:rect><draw:frame draw:style-name="gr55" draw:text-style-name="P37" svg:width="3.428cm" svg:height="0.359cm" svg:x="11.245cm" svg:y="0.205cm"><draw:text-box><text:p><text:span text:style-name="T20">win_param_hollidays</text:span></text:p></draw:text-box></draw:frame></draw:g></text:p>
      <text:p text:style-name="P9"><draw:line text:anchor-type="paragraph" draw:z-index="101" draw:style-name="gr62" draw:text-style-name="P31" svg:x1="0.734cm" svg:y1="4.492cm" svg:x2="0.768cm" svg:y2="-0.071cm"><text:p/></draw:line></text:p>
      <text:p text:style-name="P9"/>
      <text:p text:style-name="P9"/>
      <text:p text:style-name="P9"><draw:line text:anchor-type="paragraph" draw:z-index="102" draw:style-name="gr63" draw:text-style-name="P31" svg:x1="3.286cm" svg:y1="2.96cm" svg:x2="3.32cm" svg:y2="-0.097cm"><text:p/></draw:line><draw:line text:anchor-type="paragraph" draw:z-index="103" draw:style-name="gr63" draw:text-style-name="P31" svg:x1="4.043cm" svg:y1="4.228cm" svg:x2="4.098cm" svg:y2="-0.097cm"><text:p/></draw:line><draw:line text:anchor-type="paragraph" draw:z-index="104" draw:style-name="gr63" draw:text-style-name="P31" svg:x1="4.738cm" svg:y1="5.463cm" svg:x2="4.775cm" svg:y2="-0.097cm"><text:p/></draw:line><draw:line text:anchor-type="paragraph" draw:z-index="109" draw:style-name="gr63" draw:text-style-name="P31" svg:x1="7.849cm" svg:y1="2.953cm" svg:x2="7.883cm" svg:y2="-0.104cm"><text:p/></draw:line><draw:line text:anchor-type="paragraph" draw:z-index="110" draw:style-name="gr63" draw:text-style-name="P31" svg:x1="8.341cm" svg:y1="4.221cm" svg:x2="8.396cm" svg:y2="-0.104cm"><text:p/></draw:line><draw:line text:anchor-type="paragraph" draw:z-index="111" draw:style-name="gr63" draw:text-style-name="P31" svg:x1="9.236cm" svg:y1="5.456cm" svg:x2="9.273cm" svg:y2="-0.104cm"><text:p/></draw:line></text:p>
      <text:p text:style-name="P9"/>
      <text:p text:style-name="P9"><draw:frame text:anchor-type="paragraph" draw:z-index="107" draw:style-name="gr67" draw:text-style-name="P38" svg:width="2.052cm" svg:height="0.408cm" svg:x="0.386cm" svg:y="-0.208cm"><draw:text-box><text:p><text:span text:style-name="T21">data_page.py</text:span></text:p></draw:text-box></draw:frame><draw:rect text:anchor-type="paragraph" draw:z-index="99" draw:style-name="gr60" draw:text-style-name="P31" svg:width="15.611cm" svg:height="5.367cm" svg:x="0.289cm" svg:y="0.393cm"><text:p/></draw:rect></text:p>
      <text:p text:style-name="P9"><draw:frame text:anchor-type="paragraph" draw:z-index="105" draw:style-name="gr64" draw:text-style-name="P37" svg:width="3.945cm" svg:height="0.329cm" svg:x="1.155cm" svg:y="0.018cm"><draw:text-box><text:p><text:span text:style-name="T20">data_homepage:DataHomePage</text:span></text:p></draw:text-box></draw:frame></text:p>
      <text:p text:style-name="P9"><draw:rect text:anchor-type="paragraph" draw:z-index="100" draw:style-name="gr58" draw:text-style-name="P31" svg:width="2.179cm" svg:height="1.348cm" svg:x="0.591cm" svg:y="-0.113cm"><text:p/></draw:rect><draw:g text:anchor-type="paragraph" draw:z-index="106" draw:style-name="gr53"><draw:rect draw:style-name="gr49" draw:text-style-name="P31" svg:width="3.386cm" svg:height="0.313cm" svg:x="3.205cm" svg:y="0.328cm"><text:p/></draw:rect><draw:frame draw:style-name="gr65" draw:text-style-name="P41" svg:width="3.435cm" svg:height="0.246cm" svg:x="3.485cm" svg:y="-0.016cm"><draw:text-box><text:p text:style-name="P40"><text:span text:style-name="T24">data_automode_blue :DataParamAuto</text:span></text:p></draw:text-box></draw:frame><draw:frame draw:style-name="gr66" draw:text-style-name="P41" svg:width="3.682cm" svg:height="0.267cm" svg:x="3.139cm" svg:y="1.102cm"><draw:text-box><text:p text:style-name="P40"><text:span text:style-name="T24">data_automode_white :DataParamAuto</text:span></text:p></draw:text-box></draw:frame><draw:rect draw:style-name="gr49" draw:text-style-name="P31" svg:width="3.386cm" svg:height="0.313cm" svg:x="3.139cm" svg:y="1.596cm"><text:p/></draw:rect><draw:rect draw:style-name="gr49" draw:text-style-name="P31" svg:width="3.386cm" svg:height="0.313cm" svg:x="3.037cm" svg:y="2.831cm"><text:p/></draw:rect><draw:frame draw:style-name="gr65" draw:text-style-name="P41" svg:width="3.435cm" svg:height="0.246cm" svg:x="3.136cm" svg:y="2.337cm"><draw:text-box><text:p text:style-name="P40"><text:span text:style-name="T24">data_automode_red :DataParamAuto</text:span></text:p></draw:text-box></draw:frame></draw:g><draw:rect text:anchor-type="paragraph" draw:z-index="112" draw:style-name="gr68" draw:text-style-name="P31" svg:width="3.386cm" svg:height="0.313cm" svg:x="7.703cm" svg:y="0.321cm"><text:p/></draw:rect><draw:frame text:anchor-type="paragraph" draw:z-index="115" draw:style-name="gr70" draw:text-style-name="P41" svg:width="3.435cm" svg:height="0.246cm" svg:x="7.983cm" svg:y="-0.023cm"><draw:text-box><text:p text:style-name="P40"><text:span text:style-name="T24">data_prog_blue :DataParamProg</text:span></text:p></draw:text-box></draw:frame><draw:frame text:anchor-type="paragraph" draw:z-index="114" draw:style-name="gr69" draw:text-style-name="P41" svg:width="3.682cm" svg:height="0.267cm" svg:x="7.638cm" svg:y="1.095cm"><draw:text-box><text:p text:style-name="P40"><text:span text:style-name="T24">data_prog_white :DataParamProg</text:span></text:p></draw:text-box></draw:frame><draw:rect text:anchor-type="paragraph" draw:z-index="113" draw:style-name="gr68" draw:text-style-name="P31" svg:width="3.386cm" svg:height="0.313cm" svg:x="7.638cm" svg:y="1.589cm"><text:p/></draw:rect><draw:rect text:anchor-type="paragraph" draw:z-index="108" draw:style-name="gr68" draw:text-style-name="P31" svg:width="3.386cm" svg:height="0.313cm" svg:x="7.535cm" svg:y="2.824cm"><text:p/></draw:rect><draw:frame text:anchor-type="paragraph" draw:z-index="116" draw:style-name="gr70" draw:text-style-name="P41" svg:width="3.435cm" svg:height="0.246cm" svg:x="7.634cm" svg:y="2.33cm"><draw:text-box><text:p text:style-name="P40"><text:span text:style-name="T24">data_prog_red :DataParamProg</text:span></text:p></draw:text-box></draw:frame></text:p>
      <text:p text:style-name="P9"/>
      <text:p text:style-name="P9"/>
      <text:p text:style-name="P9"/>
      <text:p text:style-name="P9"/>
      <text:p text:style-name="P9"/>
      <text:p text:style-name="P9"/>
      <text:p text:style-name="P9"/>
      <text:p text:style-name="P9"/>
      <text:p text:style-name="P9"/>
      <text:h text:style-name="Heading_20_3" text:outline-level="3"><text:soft-page-break/>Données de l'interface série</text:h>
      <text:p text:style-name="P9"/>
      <text:p text:style-name="P9"/>
      <text:p text:style-name="P9"/>
      <text:p text:style-name="P9"/>
      <text:p text:style-name="P9">On trouve deux catégories de données :</text:p>
      <text:list xml:id="list3441247013038822975" text:style-name="L3">
        <text:list-item>
          <text:p text:style-name="P24">les données associées aux au fenêtres. Ces donnée sont architecturées à l'aide de deux classes :</text:p>
          <text:list>
            <text:list-item>
              <text:list>
                <text:list-item>
                  <text:p text:style-name="P24">la classe<text:span text:style-name="T9"> DataHomePage </text:span>: ces données sont associées à la fenêtre <text:span text:style-name="T8">win_home</text:span>,</text:p>
                </text:list-item>
                <text:list-item>
                  <text:p text:style-name="P24">la classe <text:span text:style-name="T9">DataParamAuto </text:span>: ces données sont associées à chacune des 3 frames de classe <text:span text:style-name="T9">FrameModeAuto</text:span></text:p>
                </text:list-item>
              </text:list>
            </text:list-item>
          </text:list>
        </text:list-item>
      </text:list>
      <text:p text:style-name="P9"/>
      <text:list xml:id="list7889073136536535436" text:style-name="L4">
        <text:list-item>
          <text:p text:style-name="P25">les données associées à la communication série. Ces données sont nommées à l'identique des structures C du µC de la<text:span text:style-name="T8"> Smart GateWay</text:span>. On utilise les classes :</text:p>
          <text:list>
            <text:list-item>
              <text:list>
                <text:list-item>
                  <text:p text:style-name="P29">TimeStampTypedef</text:p>
                </text:list-item>
                <text:list-item>
                  <text:p text:style-name="P29">DFH_HMIMode</text:p>
                </text:list-item>
                <text:list-item>
                  <text:p text:style-name="P29">DFH_AutoModeDataTypedef</text:p>
                </text:list-item>
                <text:list-item>
                  <text:p text:style-name="P29">DFH_ProgramModeDataTypedef</text:p>
                </text:list-item>
                <text:list-item>
                  <text:p text:style-name="P29">DFH_HollidaysModeDataTypedef</text:p>
                </text:list-item>
              </text:list>
            </text:list-item>
          </text:list>
        </text:list-item>
      </text:list>
      <text:list xml:id="list1378810384678121892" text:style-name="L5">
        <text:list-header>
          <text:p text:style-name="P26">Chacune de ces classes possède une opération <text:span text:style-name="T8">update</text:span> permettant de mettre à jour les données à partir de celles qui auront été tirée des classes associées aux fenêtres</text:p>
        </text:list-header>
      </text:list>
      <text:h text:style-name="Heading_20_3" text:outline-level="3">Ecriture de la variable data_homepage</text:h>
      <text:p text:style-name="P9">La variable <text:span text:style-name="T8">data_homepage</text:span> est mise à jour sous forme interruptive liées à la fenêtre principale <text:span text:style-name="T8">win_home</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table:number-columns-spanned="5" office:value-type="string">
            <text:p text:style-name="P15">Ecriture de <text:s/>DataHomePage,</text:p>
          </table:table-cell>
          <table:covered-table-cell/>
          <table:covered-table-cell/>
          <table:covered-table-cell/>
          <table:covered-table-cell/>
        </table:table-row>
        <table:table-row>
          <table:table-cell table:style-name="Tableau1.A2" office:value-type="string">
            <text:p text:style-name="P15">Type d'interruption associé à la page win_home</text:p>
          </table:table-cell>
          <table:table-cell table:style-name="Tableau1.A2" office:value-type="string">
            <text:p text:style-name="P15">Attribut écrit (mise à jour)</text:p>
          </table:table-cell>
          <table:table-cell table:style-name="Tableau1.A2" office:value-type="string">
            <text:p text:style-name="P15">Nom fct d'IT</text:p>
          </table:table-cell>
          <table:table-cell table:style-name="Tableau1.A2" office:value-type="string">
            <text:p text:style-name="P15">Localisation dans le code python</text:p>
          </table:table-cell>
          <table:table-cell table:style-name="Tableau1.E2" office:value-type="string">
            <text:p text:style-name="P15">commentaires</text:p>
          </table:table-cell>
        </table:table-row>
        <table:table-row>
          <table:table-cell table:style-name="Tableau1.A3" office:value-type="string">
            <text:p text:style-name="P14">Temporelle</text:p>
          </table:table-cell>
          <table:table-cell table:style-name="Tableau1.A3" office:value-type="string">
            <text:p text:style-name="P16">time_hour</text:p>
            <text:p text:style-name="P16">time_date</text:p>
          </table:table-cell>
          <table:table-cell table:style-name="Tableau1.A3" office:value-type="string">
            <text:p text:style-name="P16">updatetimedata()</text:p>
          </table:table-cell>
          <table:table-cell table:style-name="Tableau1.A3" office:value-type="string">
            <text:p text:style-name="P16">ihm.py </text:p>
          </table:table-cell>
          <table:table-cell table:style-name="Tableau1.E3" office:value-type="string">
            <text:p text:style-name="P14">Lance <text:span text:style-name="T12">win_home.update_time_date(), </text:span><text:span text:style-name="T13">localisé</text:span><text:span text:style-name="T12"> </text:span><text:span text:style-name="T13">dans </text:span><text:span text:style-name="T12">page_home.py</text:span></text:p>
          </table:table-cell>
        </table:table-row>
        <table:table-row>
          <table:table-cell table:style-name="Tableau1.A3" office:value-type="string">
            <text:p text:style-name="P14">Temporelle</text:p>
          </table:table-cell>
          <table:table-cell table:style-name="Tableau1.A3" office:value-type="string">
            <text:p text:style-name="P16">tempo</text:p>
          </table:table-cell>
          <table:table-cell table:style-name="Tableau1.A3" office:value-type="string">
            <text:p text:style-name="P16">updatelabel_tempoEDF()</text:p>
          </table:table-cell>
          <table:table-cell table:style-name="Tableau1.A3" office:value-type="string">
            <text:p text:style-name="P16">ihm.py </text:p>
          </table:table-cell>
          <table:table-cell table:style-name="Tableau1.E3" office:value-type="string">
            <text:p text:style-name="P14">Lance <text:span text:style-name="T12">win_home.update_tempo(), </text:span><text:span text:style-name="T13">localisé</text:span><text:span text:style-name="T12"> </text:span><text:span text:style-name="T13">dans </text:span><text:span text:style-name="T12">page_home.py</text:span></text:p>
          </table:table-cell>
        </table:table-row>
        <table:table-row>
          <table:table-cell table:style-name="Tableau1.A3" office:value-type="string">
            <text:p text:style-name="P14">Temporelle</text:p>
          </table:table-cell>
          <table:table-cell table:style-name="Tableau1.A3" office:value-type="string">
            <text:p text:style-name="P16">pow_tot</text:p>
            <text:p text:style-name="P16">pow_inv</text:p>
            <text:p text:style-name="P16">pow_l1</text:p>
            <text:p text:style-name="P16">pow_l1home</text:p>
            <text:p text:style-name="P16">pow_l2</text:p>
            <text:p text:style-name="P16">pow_l3</text:p>
            <text:p text:style-name="P16">pow_temoin</text:p>
          </table:table-cell>
          <table:table-cell table:style-name="Tableau1.A3" office:value-type="string">
            <text:p text:style-name="P16">updatepowdata()</text:p>
          </table:table-cell>
          <table:table-cell table:style-name="Tableau1.A3" office:value-type="string">
            <text:p text:style-name="P16">ihm.py </text:p>
            <text:p text:style-name="P16"/>
          </table:table-cell>
          <table:table-cell table:style-name="Tableau1.E3" office:value-type="string">
            <text:p text:style-name="P14">Lance <text:span text:style-name="T12">win_home.update_powdata(), </text:span><text:span text:style-name="T13">localisé</text:span><text:span text:style-name="T12"> </text:span><text:span text:style-name="T13">dans </text:span><text:span text:style-name="T12">page_home.py</text:span></text:p>
          </table:table-cell>
        </table:table-row>
        <table:table-row>
          <table:table-cell table:style-name="Tableau1.A3" office:value-type="string">
            <text:p text:style-name="P14">Clic sur item du menu<text:span text:style-name="T8"> Mode</text:span></text:p>
          </table:table-cell>
          <table:table-cell table:style-name="Tableau1.A3" office:value-type="string">
            <text:p text:style-name="P16">mode</text:p>
          </table:table-cell>
          <table:table-cell table:style-name="Tableau1.A3" office:value-type="string">
            <text:p text:style-name="P16">updatemode_off()</text:p>
            <text:p text:style-name="P16">updatemode_auto()</text:p>
            <text:p text:style-name="P16"><text:soft-page-break/>updatemode_prog()</text:p>
            <text:p text:style-name="P16">updatemode_hollidays()</text:p>
            <text:p text:style-name="P16"/>
          </table:table-cell>
          <table:table-cell table:style-name="Tableau1.A3" office:value-type="string">
            <text:p text:style-name="P16">page_home.py</text:p>
          </table:table-cell>
          <table:table-cell table:style-name="Tableau1.E3" office:value-type="string">
            <text:p text:style-name="P14">Chaque item du menu a sa propre fonction de <text:soft-page-break/>mise à jour.</text:p>
          </table:table-cell>
        </table:table-row>
      </table:table>
      <text:p text:style-name="P9"/>
      <text:h text:style-name="Heading_20_3" text:outline-level="3">Ecriture des variables de la classe DataParamAuto</text:h>
      <text:p text:style-name="P9"/>
      <text:p text:style-name="P9">Les 3 variables de cette classe sont <text:span text:style-name="T8">data_automode_blue</text:span>, <text:s/><text:span text:style-name="T8">data_automode_white, data_automode_red.</text:span> Seule l'une des trois sera envoyée vers la <text:span text:style-name="T8">smart gateway</text:span>. Pour y être exploitée.<text:span text:style-name="T8"> </text:span></text:p>
      <text:p text:style-name="P9"/>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table:number-columns-spanned="5" office:value-type="string">
            <text:p text:style-name="P15">Ecriture des <text:s/>Variables de classe <text:s/>DataParamAuto</text:p>
          </table:table-cell>
          <table:covered-table-cell/>
          <table:covered-table-cell/>
          <table:covered-table-cell/>
          <table:covered-table-cell/>
        </table:table-row>
        <table:table-row>
          <table:table-cell table:style-name="Tableau2.A2" office:value-type="string">
            <text:p text:style-name="P15">Type d'interruption associé à la page win_home</text:p>
          </table:table-cell>
          <table:table-cell table:style-name="Tableau2.A2" office:value-type="string">
            <text:p text:style-name="P15">Attribut écrit (mise à jour)</text:p>
            <text:p text:style-name="P15">pour les 3 objets</text:p>
          </table:table-cell>
          <table:table-cell table:style-name="Tableau2.A2" office:value-type="string">
            <text:p text:style-name="P15">Nom fct d'IT</text:p>
          </table:table-cell>
          <table:table-cell table:style-name="Tableau2.A2" office:value-type="string">
            <text:p text:style-name="P15">Localisation dans le code python</text:p>
          </table:table-cell>
          <table:table-cell table:style-name="Tableau2.E2" office:value-type="string">
            <text:p text:style-name="P15">commentaires</text:p>
          </table:table-cell>
        </table:table-row>
        <table:table-row>
          <table:table-cell table:style-name="Tableau2.A3" office:value-type="string">
            <text:p text:style-name="P14">Clic sur bouton <text:span text:style-name="T8">confirm</text:span> de la page <text:span text:style-name="T14">toplevel</text:span> <text:span text:style-name="T8">win_paramauto</text:span></text:p>
          </table:table-cell>
          <table:table-cell table:style-name="Tableau2.A3" office:value-type="string">
            <text:p text:style-name="P16">temp_min_ext</text:p>
            <text:p text:style-name="P16">pow_excess_start</text:p>
            <text:p text:style-name="P16">pow_excess_stop</text:p>
            <text:p text:style-name="P16">clim_prio[]</text:p>
            <text:p text:style-name="P16">temp_min_HC</text:p>
            <text:p text:style-name="P16">temp_min_HP</text:p>
          </table:table-cell>
          <table:table-cell table:style-name="Tableau2.A3" office:value-type="string">
            <text:p text:style-name="P16">win_paramauto_confirm()</text:p>
          </table:table-cell>
          <table:table-cell table:style-name="Tableau2.A3" office:value-type="string">
            <text:p text:style-name="P16">pagehome.py </text:p>
          </table:table-cell>
          <table:table-cell table:style-name="Tableau2.E3" office:value-type="string">
            <text:p text:style-name="P14">Lance métohode </text:p>
            <text:p text:style-name="P14"><text:span text:style-name="T8">.update</text:span> pour les 3 objets <text:s/></text:p>
          </table:table-cell>
        </table:table-row>
      </table:table>
      <text:p text:style-name="P9"/>
      <text:p text:style-name="P9"/>
      <text:p text:style-name="P9"/>
      <text:p text:style-name="P9"/>
      <text:p text:style-name="P9"/>
      <text:p text:style-name="P9">On part du Use Case exprimé :</text:p>
      <text:p text:style-name="P9"><draw:frame draw:style-name="fr1" draw:name="images1" text:anchor-type="paragraph" svg:width="15.305cm" svg:height="9.731cm" draw:z-index="0"><draw:image xlink:href="Pictures/2000000700003BCA000026046C14357D.svm" xlink:type="simple" xlink:show="embed" xlink:actuate="onLoad"/></draw:frame></text:p>
      <text:p text:style-name="P7"><text:soft-page-break/><text:span text:style-name="T4">L'utilisateur, par défaut, utilise le système en mode </text:span><text:span text:style-name="T6">Run</text:span><text:span text:style-name="T4">. Dans ce cas, l'IHM ne fait que fournir des </text:span><text:span text:style-name="T4">information. L'utilisateur va naviguer dans divers affichages.</text:span></text:p>
      <text:p text:style-name="P7"><text:span text:style-name="T4">En mode </text:span><text:span text:style-name="T6">Paramétrage</text:span><text:span text:style-name="T4">, l'utilisateur va pouvoir configurer le système. </text:span></text:p>
      <text:p text:style-name="P7"><text:span text:style-name="T4">Enfin en mode </text:span><text:span text:style-name="T6">Diagnostic</text:span><text:span text:style-name="T4">, l'utilisateur va pouvoir interroger le système sur les défauts éventuels (par exemple erreur de transaction avec une climatisation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0" text:outline-level="1">Mode Run</text:h>
      <text:p text:style-name="P13"/>
      <text:h text:style-name="P18" text:outline-level="2"><text:soft-page-break/>Ecran Mode Run-Off</text:h>
      <text:p text:style-name="P8"><text:span text:style-name="T4">Nom de l'écran :</text:span><text:span text:style-name="T5"> </text:span><text:span text:style-name="T7">ScrRunOff</text:span></text:p>
      <text:p text:style-name="P10">Ce mode est utilisé l'été. On n'utilise pas les clim et si on veut climatiser, on le fait à la main avec les télécommande d'origine.</text:p>
      <text:p text:style-name="P10">C'est le mode par défaut au démarrage du système.</text:p>
      <text:p text:style-name="P6"><text:span text:style-name="T3">NB </text:span><text:span text:style-name="T4">: au démarrage, le système reprend les derniers réglages de l'utilisateur. Il est possible, dans le menu </text:span><text:span text:style-name="T6">Paramètre</text:span><text:span text:style-name="T4">, de faire un « reset d'usine ».</text:span></text:p>
      <text:p text:style-name="P10"/>
      <text:p text:style-name="P10"><draw:rect text:anchor-type="paragraph" draw:z-index="36" draw:style-name="gr21" draw:text-style-name="P31" svg:width="13.779cm" svg:height="10.238cm" svg:x="1.355cm" svg:y="0.549cm"><text:p/></draw:rect><draw:rect text:anchor-type="paragraph" draw:z-index="39" draw:style-name="gr22" draw:text-style-name="P31" svg:width="2.454cm" svg:height="0.477cm" draw:transform="rotate (3.1415926535892) translate (5.64268055555556cm 2.62643055555556cm)"><text:p/></draw:rect><draw:frame text:anchor-type="paragraph" draw:z-index="40" draw:style-name="gr25" draw:text-style-name="P32" svg:width="6.218cm" svg:height="0.477cm" svg:x="3.321cm" svg:y="2.245cm"><draw:text-box><text:p><text:span text:style-name="T15">Mode : </text:span></text:p></draw:text-box></draw:frame><draw:rect text:anchor-type="paragraph" draw:z-index="41" draw:style-name="gr26" draw:text-style-name="P31" svg:width="-1.133cm" svg:height="-0.703cm" svg:x="2.487cm" svg:y="1.251cm"><text:p/></draw:rect><draw:frame text:anchor-type="paragraph" draw:z-index="42" draw:style-name="gr25" draw:text-style-name="P32" svg:width="0.72cm" svg:height="0.477cm" svg:x="1.6cm" svg:y="0.658cm"><draw:text-box><text:p><text:span text:style-name="T15">Run</text:span></text:p></draw:text-box></draw:frame><draw:rect text:anchor-type="paragraph" draw:z-index="43" draw:style-name="gr27" draw:text-style-name="P31" svg:width="-1.133cm" svg:height="-0.703cm" svg:x="3.62cm" svg:y="1.251cm"><text:p/></draw:rect><draw:rect text:anchor-type="paragraph" draw:z-index="44" draw:style-name="gr27" draw:text-style-name="P31" svg:width="-1.553cm" svg:height="-0.703cm" svg:x="5.172cm" svg:y="1.251cm"><text:p/></draw:rect><draw:frame text:anchor-type="paragraph" draw:z-index="45" draw:style-name="gr28" draw:text-style-name="P32" svg:width="1.022cm" svg:height="0.433cm" svg:x="2.678cm" svg:y="0.639cm"><draw:text-box><text:p><text:span text:style-name="T15">Param</text:span></text:p></draw:text-box></draw:frame><draw:frame text:anchor-type="paragraph" draw:z-index="46" draw:style-name="gr29" draw:text-style-name="P32" svg:width="1.361cm" svg:height="0.548cm" svg:x="3.812cm" svg:y="0.656cm"><draw:text-box><text:p><text:span text:style-name="T15">Diagnostic</text:span></text:p></draw:text-box></draw:frame><draw:rect text:anchor-type="paragraph" draw:z-index="49" draw:style-name="gr31" draw:text-style-name="P31" svg:width="-1.133cm" svg:height="-0.703cm" svg:x="10.576cm" svg:y="1.251cm"><text:p/></draw:rect><draw:frame text:anchor-type="paragraph" draw:z-index="50" draw:style-name="gr32" draw:text-style-name="P33" svg:width="0.72cm" svg:height="0.477cm" svg:x="9.689cm" svg:y="0.658cm"><draw:text-box><text:p><text:span text:style-name="T16">Off</text:span></text:p></draw:text-box></draw:frame><draw:rect text:anchor-type="paragraph" draw:z-index="51" draw:style-name="gr31" draw:text-style-name="P31" svg:width="-1.133cm" svg:height="-0.703cm" svg:x="11.709cm" svg:y="1.251cm"><text:p/></draw:rect><draw:rect text:anchor-type="paragraph" draw:z-index="52" draw:style-name="gr31" draw:text-style-name="P31" svg:width="-1.364cm" svg:height="-0.703cm" svg:x="13.072cm" svg:y="1.251cm"><text:p/></draw:rect><draw:frame text:anchor-type="paragraph" draw:z-index="53" draw:style-name="gr33" draw:text-style-name="P34" svg:width="0.833cm" svg:height="0.329cm" svg:x="10.767cm" svg:y="0.639cm"><draw:text-box><text:p><text:span text:style-name="T17">Auto</text:span></text:p></draw:text-box></draw:frame><draw:frame text:anchor-type="paragraph" draw:z-index="54" draw:style-name="gr34" draw:text-style-name="P32" svg:width="1.022cm" svg:height="0.655cm" svg:x="11.901cm" svg:y="0.596cm"><draw:text-box><text:p><text:span text:style-name="T15">Eco Jour rouge</text:span></text:p></draw:text-box></draw:frame><draw:ellipse text:anchor-type="paragraph" draw:z-index="55" draw:style-name="gr35" draw:text-style-name="P31" svg:width="4.403cm" svg:height="1.512cm" svg:x="0.938cm" svg:y="0.093cm"><text:p/></draw:ellipse><draw:frame text:anchor-type="paragraph" draw:z-index="56" draw:style-name="gr36" draw:text-style-name="P32" svg:width="3.1cm" svg:height="0.549cm" svg:x="2.999cm" svg:y="-0.305cm"><draw:text-box><text:p><text:span text:style-name="T15">exclusif</text:span></text:p></draw:text-box></draw:frame><draw:frame text:anchor-type="paragraph" draw:z-index="57" draw:style-name="gr37" draw:text-style-name="P32" svg:width="3.1cm" svg:height="0.655cm" svg:x="12.391cm" svg:y="-0.549cm"><draw:text-box><text:p><text:span text:style-name="T15">Bouton qui fait changer de mode</text:span></text:p></draw:text-box></draw:frame><draw:rect text:anchor-type="paragraph" draw:z-index="58" draw:style-name="gr31" draw:text-style-name="P31" svg:width="-1.493cm" svg:height="-0.703cm" svg:x="14.564cm" svg:y="1.251cm"><text:p/></draw:rect><draw:frame text:anchor-type="paragraph" draw:z-index="59" draw:style-name="gr39" draw:text-style-name="P32" svg:width="1.154cm" svg:height="0.447cm" svg:x="13.317cm" svg:y="0.681cm"><draw:text-box><text:p><text:span text:style-name="T15">Vacances</text:span></text:p></draw:text-box></draw:frame><draw:ellipse text:anchor-type="paragraph" draw:z-index="60" draw:style-name="gr35" draw:text-style-name="P31" svg:width="6.635cm" svg:height="1.557cm" svg:x="8.498cm" svg:y="-0.044cm"><text:p/></draw:ellipse><draw:rect text:anchor-type="paragraph" draw:z-index="61" draw:style-name="gr31" draw:text-style-name="P31" svg:width="-1.133cm" svg:height="-0.477cm" svg:x="5.643cm" svg:y="2.626cm"><text:p/></draw:rect><draw:frame text:anchor-type="paragraph" draw:z-index="62" draw:style-name="gr33" draw:text-style-name="P33" svg:width="0.833cm" svg:height="0.329cm" svg:x="4.662cm" svg:y="2.245cm"><draw:text-box><text:p><text:span text:style-name="T16">Off</text:span></text:p></draw:text-box></draw:frame></text:p>
      <text:p text:style-name="P10"/>
      <text:p text:style-name="P10"/>
      <text:p text:style-name="P10"/>
      <text:p text:style-name="P10"/>
      <text:p text:style-name="P10"/>
      <text:p text:style-name="P10"><draw:rect text:anchor-type="paragraph" draw:z-index="37" draw:style-name="gr22" draw:text-style-name="P31" svg:width="6.691cm" svg:height="2.7cm" svg:x="1.808cm" svg:y="-0.106cm"><text:p/></draw:rect><draw:frame text:anchor-type="paragraph" draw:z-index="38" draw:style-name="gr23" draw:text-style-name="P32" svg:width="6.218cm" svg:height="2.454cm" svg:x="2.016cm" svg:y="0.385cm"><draw:text-box><text:p><text:span text:style-name="T15">Puissance Totale :</text:span></text:p><text:p><text:span text:style-name="T15">Puissance Onduleur :</text:span></text:p><text:p><text:span text:style-name="T15">P Voiture + Plaque + LaveLinge + Cumulus :</text:span></text:p><text:p><text:span text:style-name="T15">P1 :</text:span></text:p><text:p><text:span text:style-name="T15">P2 :</text:span></text:p><text:p><text:span text:style-name="T15">P3 :</text:span></text:p></draw:text-box></draw:frame><draw:rect text:anchor-type="paragraph" draw:z-index="47" draw:style-name="gr22" draw:text-style-name="P31" svg:width="3.555cm" svg:height="2.793cm" svg:x="9.405cm" svg:y="-0.189cm"><text:p/></draw:rect><draw:frame text:anchor-type="paragraph" draw:z-index="48" draw:style-name="gr30" draw:text-style-name="P32" svg:width="3.024cm" svg:height="2.133cm" svg:x="9.67cm" svg:y="0.056cm"><draw:text-box><text:p><text:span text:style-name="T15">Date :</text:span></text:p><text:p><text:span text:style-name="T15">Heure :</text:span></text:p><text:p><text:span text:style-name="T15">Couleur Tempo EDF :</text:span></text:p><text:p><text:span text:style-name="T15">Température extérieur :</text:span></text:p><text:p><text:span text:style-name="T15">Prévision météo du jour :</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escription :</text:p>
      <text:p text:style-name="P9">Ici on affiche que les informations de puissance et les informations date et température.</text:p>
      <text:p text:style-name="P10"/>
      <text:p text:style-name="P10"/>
      <text:p text:style-name="P10"/>
      <text:p text:style-name="P10"/>
      <text:h text:style-name="P18" text:outline-level="2">Ecran Mode Run – Auto</text:h>
      <text:p text:style-name="P13"/>
      <text:p text:style-name="P8"><text:soft-page-break/><text:span text:style-name="T2">Nom de l'écran :</text:span><text:span text:style-name="T7"> ScrRunAuto</text:span></text:p>
      <text:p text:style-name="P10"/>
      <text:p text:style-name="P9"/>
      <text:p text:style-name="P9"><draw:g text:anchor-type="paragraph" draw:z-index="1" draw:style-name="gr1"><draw:rect draw:style-name="gr2" draw:text-style-name="P31" svg:width="13.779cm" svg:height="10.238cm" svg:x="1.354cm" svg:y="0.548cm"><text:p/></draw:rect><draw:rect draw:style-name="gr3" draw:text-style-name="P31" svg:width="6.691cm" svg:height="2.7cm" svg:x="1.92cm" svg:y="5.409cm"><text:p/></draw:rect><draw:frame draw:style-name="gr4" draw:text-style-name="P32" svg:width="6.218cm" svg:height="2.454cm" svg:x="2.129cm" svg:y="5.9cm"><draw:text-box><text:p><text:span text:style-name="T15">Puissance Totale :</text:span></text:p><text:p><text:span text:style-name="T15">Puissance Onduleur :</text:span></text:p><text:p><text:span text:style-name="T15">P Voiture + Plaque + LaveLinge + Cumulus :</text:span></text:p><text:p><text:span text:style-name="T15">P1 :</text:span></text:p><text:p><text:span text:style-name="T15">P2 :</text:span></text:p><text:p><text:span text:style-name="T15">P3 :</text:span></text:p></draw:text-box></draw:frame><draw:rect draw:style-name="gr3" draw:text-style-name="P31" svg:width="3.8cm" svg:height="1.96cm" svg:x="1.92cm" svg:y="8.353cm"><text:p/></draw:rect><draw:frame draw:style-name="gr5" draw:text-style-name="P32" svg:width="3.045cm" svg:height="1.634cm" svg:x="2.487cm" svg:y="8.523cm"><draw:text-box><text:p><text:span text:style-name="T16">Climatiseur Salon </text:span></text:p><text:p><text:span text:style-name="T15">Heure du dernier relevé : </text:span></text:p><text:p><text:span text:style-name="T15">Température mesuré :</text:span></text:p><text:p><text:span text:style-name="T15">Consigne Température : </text:span></text:p><text:p><text:span text:style-name="T15"/></text:p></draw:text-box></draw:frame><draw:rect draw:style-name="gr3" draw:text-style-name="P31" svg:width="2.454cm" svg:height="0.477cm" draw:transform="rotate (3.1415926535892) translate (5.64268055555556cm 2.62643055555556cm)"><text:p/></draw:rect><draw:frame draw:style-name="gr6" draw:text-style-name="P32" svg:width="6.218cm" svg:height="0.477cm" svg:x="3.321cm" svg:y="2.245cm"><draw:text-box><text:p><text:span text:style-name="T15">Mode : </text:span></text:p></draw:text-box></draw:frame><draw:rect draw:style-name="gr7" draw:text-style-name="P31" svg:width="-1.133cm" svg:height="-0.703cm" svg:x="2.485cm" svg:y="1.25cm"><text:p/></draw:rect><draw:frame draw:style-name="gr6" draw:text-style-name="P32" svg:width="0.72cm" svg:height="0.477cm" svg:x="1.599cm" svg:y="0.658cm"><draw:text-box><text:p><text:span text:style-name="T15">Run</text:span></text:p></draw:text-box></draw:frame><draw:rect draw:style-name="gr8" draw:text-style-name="P31" svg:width="-1.133cm" svg:height="-0.703cm" svg:x="3.62cm" svg:y="1.25cm"><text:p/></draw:rect><draw:rect draw:style-name="gr8" draw:text-style-name="P31" svg:width="-1.553cm" svg:height="-0.703cm" svg:x="5.171cm" svg:y="1.25cm"><text:p/></draw:rect><draw:frame draw:style-name="gr9" draw:text-style-name="P32" svg:width="1.022cm" svg:height="0.433cm" svg:x="2.677cm" svg:y="0.638cm"><draw:text-box><text:p><text:span text:style-name="T15">Param</text:span></text:p></draw:text-box></draw:frame><draw:frame draw:style-name="gr10" draw:text-style-name="P32" svg:width="1.361cm" svg:height="0.548cm" svg:x="3.811cm" svg:y="0.656cm"><draw:text-box><text:p><text:span text:style-name="T15">Diagnostic</text:span></text:p></draw:text-box></draw:frame><draw:rect draw:style-name="gr3" draw:text-style-name="P31" svg:width="3.555cm" svg:height="2.793cm" svg:x="11.012cm" svg:y="3.305cm"><text:p/></draw:rect><draw:frame draw:style-name="gr11" draw:text-style-name="P32" svg:width="3.024cm" svg:height="2.133cm" svg:x="11.276cm" svg:y="3.55cm"><draw:text-box><text:p><text:span text:style-name="T15">Date :</text:span></text:p><text:p><text:span text:style-name="T15">Heure :</text:span></text:p><text:p><text:span text:style-name="T15">Couleur Tempo EDF :</text:span></text:p><text:p><text:span text:style-name="T15">Température extérieur :</text:span></text:p><text:p><text:span text:style-name="T15">Prévision météo du jour :</text:span></text:p></draw:text-box></draw:frame><draw:rect draw:style-name="gr12" draw:text-style-name="P31" svg:width="-1.133cm" svg:height="-0.703cm" svg:x="10.575cm" svg:y="1.25cm"><text:p/></draw:rect><draw:frame draw:style-name="gr13" draw:text-style-name="P32" svg:width="0.72cm" svg:height="0.477cm" svg:x="9.689cm" svg:y="0.658cm"><draw:text-box><text:p><text:span text:style-name="T15">Off</text:span></text:p></draw:text-box></draw:frame><draw:rect draw:style-name="gr12" draw:text-style-name="P31" svg:width="-1.133cm" svg:height="-0.703cm" svg:x="11.709cm" svg:y="1.25cm"><text:p/></draw:rect><draw:rect draw:style-name="gr12" draw:text-style-name="P31" svg:width="-1.364cm" svg:height="-0.703cm" svg:x="13.07cm" svg:y="1.25cm"><text:p/></draw:rect><draw:frame draw:style-name="gr14" draw:text-style-name="P33" svg:width="0.833cm" svg:height="0.329cm" svg:x="10.766cm" svg:y="0.638cm"><draw:text-box><text:p><text:span text:style-name="T16">Auto</text:span></text:p></draw:text-box></draw:frame><draw:frame draw:style-name="gr15" draw:text-style-name="P32" svg:width="1.022cm" svg:height="0.655cm" svg:x="11.901cm" svg:y="0.596cm"><draw:text-box><text:p><text:span text:style-name="T15">Eco Jour rouge</text:span></text:p></draw:text-box></draw:frame><draw:ellipse draw:style-name="gr16" draw:text-style-name="P31" svg:width="4.403cm" svg:height="1.512cm" svg:x="0.938cm" svg:y="0.093cm"><text:p/></draw:ellipse><draw:frame draw:style-name="gr17" draw:text-style-name="P32" svg:width="3.1cm" svg:height="0.549cm" svg:x="2.998cm" svg:y="-0.306cm"><draw:text-box><text:p><text:span text:style-name="T15">exclusif</text:span></text:p></draw:text-box></draw:frame><draw:frame draw:style-name="gr18" draw:text-style-name="P32" svg:width="3.1cm" svg:height="0.655cm" svg:x="12.391cm" svg:y="-0.549cm"><draw:text-box><text:p><text:span text:style-name="T15">Bouton qui fait changer de mode</text:span></text:p></draw:text-box></draw:frame><draw:rect draw:style-name="gr3" draw:text-style-name="P31" svg:width="5.143cm" svg:height="1.684cm" svg:x="2.032cm" svg:y="3.055cm"><text:p/></draw:rect><draw:frame draw:style-name="gr5" draw:text-style-name="P32" svg:width="4.592cm" svg:height="1.634cm" svg:x="2.263cm" svg:y="3.189cm"><draw:text-box><text:p><text:span text:style-name="T15">Option Mode : </text:span></text:p><text:p><text:span text:style-name="T15">Coupure Nuit : <text:s/></text:span></text:p><text:p><text:span text:style-name="T15">Priorité Voiture <text:s/>: <text:s/></text:span></text:p><text:p><text:span text:style-name="T15">Répéter même consigne : </text:span></text:p><text:p><text:span text:style-name="T15"/></text:p></draw:text-box></draw:frame><draw:rect draw:style-name="gr12" draw:text-style-name="P31" svg:width="-1.493cm" svg:height="-0.703cm" svg:x="14.564cm" svg:y="1.25cm"><text:p/></draw:rect><draw:frame draw:style-name="gr19" draw:text-style-name="P32" svg:width="1.154cm" svg:height="0.447cm" svg:x="13.317cm" svg:y="0.68cm"><draw:text-box><text:p><text:span text:style-name="T15">Vacances</text:span></text:p></draw:text-box></draw:frame><draw:ellipse draw:style-name="gr16" draw:text-style-name="P31" svg:width="6.635cm" svg:height="1.557cm" svg:x="8.498cm" svg:y="-0.046cm"><text:p/></draw:ellipse><draw:rect draw:style-name="gr3" draw:text-style-name="P31" svg:width="2.664cm" svg:height="1.133cm" draw:transform="rotate (3.1415926535892) translate (13.4126111111111cm 9.44386111111111cm)"><text:p/></draw:rect><draw:frame draw:style-name="gr20" draw:text-style-name="P32" svg:width="1.624cm" svg:height="0.329cm" svg:x="10.92cm" svg:y="8.519cm"><draw:text-box><text:p><text:span text:style-name="T15">Warning : </text:span></text:p></draw:text-box></draw:frame><draw:rect draw:style-name="gr12" draw:text-style-name="P31" svg:width="-1.133cm" svg:height="-0.477cm" svg:x="5.643cm" svg:y="2.626cm"><text:p/></draw:rect><draw:frame draw:style-name="gr14" draw:text-style-name="P33" svg:width="0.833cm" svg:height="0.329cm" svg:x="4.662cm" svg:y="2.245cm"><draw:text-box><text:p><text:span text:style-name="T16">Auto</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7"><text:span text:style-name="T4">Le </text:span><text:span text:style-name="T6">Mode automatique</text:span><text:span text:style-name="T4"> gère les climatiseurs. La stratégie va dépendre des options :</text:span></text:p>
      <text:list xml:id="list6920825139457915506" text:style-name="L6">
        <text:list-item>
          <text:p text:style-name="P30"><text:span text:style-name="T6">Coupure Nuit :</text:span><text:span text:style-name="T4"> les climatisations sont coupées la nuit, et reprennent le jour (heures paramétrables),</text:span></text:p>
        </text:list-item>
        <text:list-item>
          <text:p text:style-name="P30"><text:span text:style-name="T6">Priorité Voiture</text:span><text:span text:style-name="T4"> : Sur la base de la consommation phase 1 (voiture électrique + plaques de cuisson + Lave linge + Cumulus), le chauffage est limité voire coupé en fonction de la température de la maison,</text:span></text:p>
        </text:list-item>
        <text:list-item>
          <text:p text:style-name="P30"><text:span text:style-name="T6">Répéter même consigne</text:span><text:span text:style-name="T4"> : Si la nouvelle consigne est identique à l'ancienne, la consigne est renouvelée (émission du beep de la climatisation). Sinon, le système ne met pas à jour puisque la consigne est déjà en cours)</text:span></text:p>
        </text:list-item>
      </text:list>
      <text:p text:style-name="P9">D'une manière générale, on se donne un profil de température type. Si on dispose d'un excédent de puissance, on monte les consignes.</text:p>
      <text:p text:style-name="P9"/>
      <text:p text:style-name="P9"/>
      <text:h text:style-name="P18" text:outline-level="2">Ecran mode Run – Eco Jour Rouge</text:h>
      <text:p text:style-name="P8"><text:span text:style-name="T2">Nom de l'écran :</text:span><text:span text:style-name="T7"> ScrRunEcoRedDay</text:span></text:p>
      <text:p text:style-name="P9">Ce mode peut être activé manuellement donc forcé. Via une requête HTTP vers ENEDIS ce mode est basculé automatiquement en journée rouge. Il peut être forcé en mode auto mais après un avertissement et <text:soft-page-break/>une confirmation.</text:p>
      <text:p text:style-name="P9"/>
      <text:p text:style-name="P9"><draw:g text:anchor-type="paragraph" draw:z-index="2" draw:style-name="gr1"><draw:rect draw:style-name="gr2" draw:text-style-name="P31" svg:width="13.779cm" svg:height="10.238cm" svg:x="1.354cm" svg:y="0.548cm"><text:p/></draw:rect><draw:rect draw:style-name="gr3" draw:text-style-name="P31" svg:width="6.691cm" svg:height="2.7cm" svg:x="1.92cm" svg:y="5.409cm"><text:p/></draw:rect><draw:frame draw:style-name="gr4" draw:text-style-name="P32" svg:width="6.218cm" svg:height="2.454cm" svg:x="2.129cm" svg:y="5.9cm"><draw:text-box><text:p><text:span text:style-name="T15">Puissance Totale :</text:span></text:p><text:p><text:span text:style-name="T15">Puissance Onduleur :</text:span></text:p><text:p><text:span text:style-name="T15">P Voiture + Plaque + LaveLinge + Cumulus :</text:span></text:p><text:p><text:span text:style-name="T15">P1 :</text:span></text:p><text:p><text:span text:style-name="T15">P2 :</text:span></text:p><text:p><text:span text:style-name="T15">P3 :</text:span></text:p></draw:text-box></draw:frame><draw:rect draw:style-name="gr3" draw:text-style-name="P31" svg:width="3.8cm" svg:height="1.96cm" svg:x="1.92cm" svg:y="8.353cm"><text:p/></draw:rect><draw:frame draw:style-name="gr5" draw:text-style-name="P32" svg:width="3.045cm" svg:height="1.634cm" svg:x="2.487cm" svg:y="8.523cm"><draw:text-box><text:p><text:span text:style-name="T16">Climatiseur Salon </text:span></text:p><text:p><text:span text:style-name="T15">Heure du dernier relevé : </text:span></text:p><text:p><text:span text:style-name="T15">Température mesuré :</text:span></text:p><text:p><text:span text:style-name="T15">Consigne Température : </text:span></text:p><text:p><text:span text:style-name="T15"/></text:p></draw:text-box></draw:frame><draw:rect draw:style-name="gr3" draw:text-style-name="P31" svg:width="2.454cm" svg:height="0.477cm" draw:transform="rotate (3.1415926535892) translate (5.64268055555556cm 2.62643055555556cm)"><text:p/></draw:rect><draw:frame draw:style-name="gr6" draw:text-style-name="P32" svg:width="6.218cm" svg:height="0.477cm" svg:x="3.321cm" svg:y="2.245cm"><draw:text-box><text:p><text:span text:style-name="T15">Mode : </text:span></text:p></draw:text-box></draw:frame><draw:rect draw:style-name="gr7" draw:text-style-name="P31" svg:width="-1.133cm" svg:height="-0.703cm" svg:x="2.485cm" svg:y="1.25cm"><text:p/></draw:rect><draw:frame draw:style-name="gr6" draw:text-style-name="P32" svg:width="0.72cm" svg:height="0.477cm" svg:x="1.599cm" svg:y="0.658cm"><draw:text-box><text:p><text:span text:style-name="T15">Run</text:span></text:p></draw:text-box></draw:frame><draw:rect draw:style-name="gr8" draw:text-style-name="P31" svg:width="-1.133cm" svg:height="-0.703cm" svg:x="3.62cm" svg:y="1.25cm"><text:p/></draw:rect><draw:rect draw:style-name="gr8" draw:text-style-name="P31" svg:width="-1.553cm" svg:height="-0.703cm" svg:x="5.171cm" svg:y="1.25cm"><text:p/></draw:rect><draw:frame draw:style-name="gr9" draw:text-style-name="P32" svg:width="1.022cm" svg:height="0.433cm" svg:x="2.677cm" svg:y="0.638cm"><draw:text-box><text:p><text:span text:style-name="T15">Param</text:span></text:p></draw:text-box></draw:frame><draw:frame draw:style-name="gr10" draw:text-style-name="P32" svg:width="1.361cm" svg:height="0.548cm" svg:x="3.811cm" svg:y="0.656cm"><draw:text-box><text:p><text:span text:style-name="T15">Diagnostic</text:span></text:p></draw:text-box></draw:frame><draw:rect draw:style-name="gr3" draw:text-style-name="P31" svg:width="3.555cm" svg:height="2.793cm" svg:x="11.012cm" svg:y="3.305cm"><text:p/></draw:rect><draw:frame draw:style-name="gr11" draw:text-style-name="P32" svg:width="3.024cm" svg:height="2.133cm" svg:x="11.276cm" svg:y="3.55cm"><draw:text-box><text:p><text:span text:style-name="T15">Date :</text:span></text:p><text:p><text:span text:style-name="T15">Heure :</text:span></text:p><text:p><text:span text:style-name="T15">Couleur Tempo EDF :</text:span></text:p><text:p><text:span text:style-name="T15">Température extérieur :</text:span></text:p><text:p><text:span text:style-name="T15">Prévision météo du jour :</text:span></text:p></draw:text-box></draw:frame><draw:rect draw:style-name="gr12" draw:text-style-name="P31" svg:width="-1.133cm" svg:height="-0.703cm" svg:x="10.575cm" svg:y="1.25cm"><text:p/></draw:rect><draw:frame draw:style-name="gr13" draw:text-style-name="P32" svg:width="0.72cm" svg:height="0.477cm" svg:x="9.689cm" svg:y="0.658cm"><draw:text-box><text:p><text:span text:style-name="T15">Off</text:span></text:p></draw:text-box></draw:frame><draw:rect draw:style-name="gr12" draw:text-style-name="P31" svg:width="-1.133cm" svg:height="-0.703cm" svg:x="11.709cm" svg:y="1.25cm"><text:p/></draw:rect><draw:rect draw:style-name="gr12" draw:text-style-name="P31" svg:width="-1.364cm" svg:height="-0.703cm" svg:x="13.07cm" svg:y="1.25cm"><text:p/></draw:rect><draw:frame draw:style-name="gr14" draw:text-style-name="P32" svg:width="0.833cm" svg:height="0.329cm" svg:x="10.766cm" svg:y="0.638cm"><draw:text-box><text:p><text:span text:style-name="T15">Auto</text:span></text:p></draw:text-box></draw:frame><draw:frame draw:style-name="gr15" draw:text-style-name="P33" svg:width="1.172cm" svg:height="0.655cm" svg:x="11.901cm" svg:y="0.596cm"><draw:text-box><text:p><text:span text:style-name="T16">Eco Jour rouge</text:span></text:p></draw:text-box></draw:frame><draw:ellipse draw:style-name="gr16" draw:text-style-name="P31" svg:width="4.403cm" svg:height="1.512cm" svg:x="0.938cm" svg:y="0.093cm"><text:p/></draw:ellipse><draw:frame draw:style-name="gr17" draw:text-style-name="P32" svg:width="3.1cm" svg:height="0.549cm" svg:x="2.998cm" svg:y="-0.306cm"><draw:text-box><text:p><text:span text:style-name="T15">exclusif</text:span></text:p></draw:text-box></draw:frame><draw:frame draw:style-name="gr18" draw:text-style-name="P32" svg:width="3.1cm" svg:height="0.655cm" svg:x="12.391cm" svg:y="-0.549cm"><draw:text-box><text:p><text:span text:style-name="T15">Bouton qui fait changer de mode</text:span></text:p></draw:text-box></draw:frame><draw:rect draw:style-name="gr3" draw:text-style-name="P31" svg:width="5.143cm" svg:height="1.684cm" svg:x="2.032cm" svg:y="3.055cm"><text:p/></draw:rect><draw:frame draw:style-name="gr5" draw:text-style-name="P32" svg:width="4.592cm" svg:height="1.634cm" svg:x="2.263cm" svg:y="3.189cm"><draw:text-box><text:p><text:span text:style-name="T15">Option Mode : </text:span></text:p><text:p><text:span text:style-name="T15">Coupure Nuit : <text:s/></text:span></text:p><text:p><text:span text:style-name="T15">Priorité Voiture <text:s/>: <text:s/></text:span></text:p><text:p><text:span text:style-name="T15">Répéter même consigne : </text:span></text:p><text:p><text:span text:style-name="T15"/></text:p></draw:text-box></draw:frame><draw:rect draw:style-name="gr12" draw:text-style-name="P31" svg:width="-1.493cm" svg:height="-0.703cm" svg:x="14.564cm" svg:y="1.25cm"><text:p/></draw:rect><draw:frame draw:style-name="gr19" draw:text-style-name="P32" svg:width="1.154cm" svg:height="0.447cm" svg:x="13.317cm" svg:y="0.68cm"><draw:text-box><text:p><text:span text:style-name="T15">Vacances</text:span></text:p></draw:text-box></draw:frame><draw:ellipse draw:style-name="gr16" draw:text-style-name="P31" svg:width="6.635cm" svg:height="1.557cm" svg:x="8.498cm" svg:y="-0.046cm"><text:p/></draw:ellipse><draw:rect draw:style-name="gr3" draw:text-style-name="P31" svg:width="2.664cm" svg:height="1.133cm" draw:transform="rotate (3.1415926535892) translate (13.4126111111111cm 9.44386111111111cm)"><text:p/></draw:rect><draw:frame draw:style-name="gr20" draw:text-style-name="P32" svg:width="1.624cm" svg:height="0.329cm" svg:x="10.92cm" svg:y="8.519cm"><draw:text-box><text:p><text:span text:style-name="T15">Warning : </text:span></text:p></draw:text-box></draw:frame><draw:rect draw:style-name="gr12" draw:text-style-name="P31" svg:width="2.193cm" svg:height="0.488cm" draw:transform="rotate (3.1415926535892) translate (6.70277777777778cm 2.63701388888889cm)"><text:p/></draw:rect><draw:frame draw:style-name="gr14" draw:text-style-name="P33" svg:width="1.989cm" svg:height="0.329cm" svg:x="4.621cm" svg:y="2.245cm"><draw:text-box><text:p><text:span text:style-name="T16">Eco Jour rouge</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9">Le mode est identique au précédent mais la loi est beaucoup plus stricte, des paramètres de température spécifiques sont utilisés. Par ailleurs, il est probable que la périodicité des mesures soit diminuées à 15mn de sorte à bien gérer le soleil pour ne pas perdre de l'énergie (changement rapide de météo).</text:p>
      <text:p text:style-name="P9"/>
      <text:p text:style-name="P9"/>
      <text:p text:style-name="P9"/>
      <text:p text:style-name="P9"/>
      <text:p text:style-name="P9"/>
      <text:p text:style-name="P9"/>
      <text:p text:style-name="P9"/>
      <text:p text:style-name="P9"/>
      <text:p text:style-name="P9"/>
      <text:h text:style-name="P17" text:outline-level="2">Ecran Mode Run – Vacances</text:h>
      <text:p text:style-name="P9"/>
      <text:p text:style-name="P8"><draw:rect text:anchor-type="paragraph" draw:z-index="3" draw:style-name="gr21" draw:text-style-name="P31" svg:width="13.779cm" svg:height="10.238cm" svg:x="1.355cm" svg:y="2.228cm"><text:p/></draw:rect><draw:rect text:anchor-type="paragraph" draw:z-index="4" draw:style-name="gr22" draw:text-style-name="P31" svg:width="6.691cm" svg:height="2.7cm" svg:x="1.921cm" svg:y="7.089cm"><text:p/></draw:rect><draw:rect text:anchor-type="paragraph" draw:z-index="8" draw:style-name="gr22" draw:text-style-name="P31" svg:width="2.454cm" svg:height="0.477cm" draw:transform="rotate (3.1415926535892) translate (5.64268055555556cm 4.30565277777778cm)"><text:p/></draw:rect><draw:frame text:anchor-type="paragraph" draw:z-index="9" draw:style-name="gr25" draw:text-style-name="P32" svg:width="6.218cm" svg:height="0.477cm" svg:x="3.321cm" svg:y="3.925cm"><draw:text-box><text:p><text:span text:style-name="T15">Mode : </text:span></text:p></draw:text-box></draw:frame><draw:rect text:anchor-type="paragraph" draw:z-index="10" draw:style-name="gr26" draw:text-style-name="P31" svg:width="-1.133cm" svg:height="-0.703cm" svg:x="2.487cm" svg:y="2.93cm"><text:p/></draw:rect><draw:frame text:anchor-type="paragraph" draw:z-index="11" draw:style-name="gr25" draw:text-style-name="P32" svg:width="0.72cm" svg:height="0.477cm" svg:x="1.6cm" svg:y="2.337cm"><draw:text-box><text:p><text:span text:style-name="T15">Run</text:span></text:p></draw:text-box></draw:frame><draw:rect text:anchor-type="paragraph" draw:z-index="12" draw:style-name="gr27" draw:text-style-name="P31" svg:width="-1.133cm" svg:height="-0.703cm" svg:x="3.62cm" svg:y="2.93cm"><text:p/></draw:rect><draw:rect text:anchor-type="paragraph" draw:z-index="13" draw:style-name="gr27" draw:text-style-name="P31" svg:width="-1.553cm" svg:height="-0.703cm" svg:x="5.172cm" svg:y="2.93cm"><text:p/></draw:rect><draw:frame text:anchor-type="paragraph" draw:z-index="14" draw:style-name="gr28" draw:text-style-name="P32" svg:width="1.022cm" svg:height="0.433cm" svg:x="2.678cm" svg:y="2.318cm"><draw:text-box><text:p><text:span text:style-name="T15">Param</text:span></text:p></draw:text-box></draw:frame><draw:frame text:anchor-type="paragraph" draw:z-index="15" draw:style-name="gr29" draw:text-style-name="P32" svg:width="1.361cm" svg:height="0.548cm" svg:x="3.812cm" svg:y="2.335cm"><draw:text-box><text:p><text:span text:style-name="T15">Diagnostic</text:span></text:p></draw:text-box></draw:frame><draw:rect text:anchor-type="paragraph" draw:z-index="16" draw:style-name="gr22" draw:text-style-name="P31" svg:width="3.555cm" svg:height="2.793cm" svg:x="11.012cm" svg:y="4.985cm"><text:p/></draw:rect><draw:frame text:anchor-type="paragraph" draw:z-index="17" draw:style-name="gr30" draw:text-style-name="P32" svg:width="3.024cm" svg:height="2.133cm" svg:x="11.277cm" svg:y="5.23cm"><draw:text-box><text:p><text:span text:style-name="T15">Date :</text:span></text:p><text:p><text:span text:style-name="T15">Heure :</text:span></text:p><text:p><text:span text:style-name="T15">Couleur Tempo EDF :</text:span></text:p><text:p><text:span text:style-name="T15">Température extérieur :</text:span></text:p><text:p><text:span text:style-name="T15">Prévision météo du jour :</text:span></text:p></draw:text-box></draw:frame><draw:rect text:anchor-type="paragraph" draw:z-index="18" draw:style-name="gr31" draw:text-style-name="P31" svg:width="-1.133cm" svg:height="-0.703cm" svg:x="10.576cm" svg:y="2.93cm"><text:p/></draw:rect><draw:frame text:anchor-type="paragraph" draw:z-index="19" draw:style-name="gr32" draw:text-style-name="P32" svg:width="0.72cm" svg:height="0.477cm" svg:x="9.689cm" svg:y="2.337cm"><draw:text-box><text:p><text:span text:style-name="T15">Off</text:span></text:p></draw:text-box></draw:frame><draw:rect text:anchor-type="paragraph" draw:z-index="20" draw:style-name="gr31" draw:text-style-name="P31" svg:width="-1.133cm" svg:height="-0.703cm" svg:x="11.709cm" svg:y="2.93cm"><text:p/></draw:rect><draw:rect text:anchor-type="paragraph" draw:z-index="21" draw:style-name="gr31" draw:text-style-name="P31" svg:width="-1.364cm" svg:height="-0.703cm" svg:x="13.072cm" svg:y="2.93cm"><text:p/></draw:rect><draw:frame text:anchor-type="paragraph" draw:z-index="22" draw:style-name="gr33" draw:text-style-name="P32" svg:width="0.833cm" svg:height="0.329cm" svg:x="10.767cm" svg:y="2.318cm"><draw:text-box><text:p><text:span text:style-name="T15">Auto</text:span></text:p></draw:text-box></draw:frame><draw:frame text:anchor-type="paragraph" draw:z-index="23" draw:style-name="gr34" draw:text-style-name="P34" svg:width="1.172cm" svg:height="0.655cm" svg:x="11.901cm" svg:y="2.275cm"><draw:text-box><text:p><text:span text:style-name="T17">Eco Jour rouge</text:span></text:p></draw:text-box></draw:frame><draw:ellipse text:anchor-type="paragraph" draw:z-index="24" draw:style-name="gr35" draw:text-style-name="P31" svg:width="4.403cm" svg:height="1.512cm" svg:x="0.938cm" svg:y="1.773cm"><text:p/></draw:ellipse><draw:frame text:anchor-type="paragraph" draw:z-index="25" draw:style-name="gr36" draw:text-style-name="P32" svg:width="3.1cm" svg:height="0.549cm" svg:x="2.999cm" svg:y="1.374cm"><draw:text-box><text:p><text:span text:style-name="T15">exclusif</text:span></text:p></draw:text-box></draw:frame><draw:frame text:anchor-type="paragraph" draw:z-index="26" draw:style-name="gr37" draw:text-style-name="P32" svg:width="3.1cm" svg:height="0.655cm" svg:x="12.391cm" svg:y="1.131cm"><draw:text-box><text:p><text:span text:style-name="T15">Bouton qui fait changer de mode</text:span></text:p></draw:text-box></draw:frame><draw:rect text:anchor-type="paragraph" draw:z-index="27" draw:style-name="gr22" draw:text-style-name="P31" svg:width="5.143cm" svg:height="1.684cm" svg:x="2.032cm" svg:y="4.734cm"><text:p/></draw:rect><draw:frame text:anchor-type="paragraph" draw:z-index="28" draw:style-name="gr38" draw:text-style-name="P32" svg:width="4.592cm" svg:height="1.634cm" svg:x="2.263cm" svg:y="4.868cm"><draw:text-box><text:p><text:span text:style-name="T15">Option Mode : </text:span></text:p><text:p><text:span text:style-name="T15">Coupure Nuit : <text:s/></text:span></text:p><text:p><text:span text:style-name="T18">Priorité Voiture <text:s/>: <text:s/></text:span></text:p><text:p><text:span text:style-name="T15">Répéter même consigne : </text:span></text:p><text:p><text:span text:style-name="T15"/></text:p></draw:text-box></draw:frame><draw:rect text:anchor-type="paragraph" draw:z-index="29" draw:style-name="gr31" draw:text-style-name="P31" svg:width="-1.493cm" svg:height="-0.703cm" svg:x="14.564cm" svg:y="2.93cm"><text:p/></draw:rect><draw:frame text:anchor-type="paragraph" draw:z-index="30" draw:style-name="gr39" draw:text-style-name="P33" svg:width="1.154cm" svg:height="0.447cm" svg:x="13.317cm" svg:y="2.36cm"><draw:text-box><text:p><text:span text:style-name="T16">Vacances</text:span></text:p></draw:text-box></draw:frame><draw:ellipse text:anchor-type="paragraph" draw:z-index="31" draw:style-name="gr35" draw:text-style-name="P31" svg:width="6.635cm" svg:height="1.557cm" svg:x="8.498cm" svg:y="1.635cm"><text:p/></draw:ellipse><draw:rect text:anchor-type="paragraph" draw:z-index="32" draw:style-name="gr22" draw:text-style-name="P31" svg:width="2.664cm" svg:height="1.133cm" draw:transform="rotate (3.1415926535892) translate (13.4126111111111cm 11.1230833333333cm)"><text:p/></draw:rect><draw:frame text:anchor-type="paragraph" draw:z-index="33" draw:style-name="gr40" draw:text-style-name="P32" svg:width="1.624cm" svg:height="0.329cm" svg:x="10.92cm" svg:y="10.199cm"><draw:text-box><text:p><text:span text:style-name="T15">Warning : </text:span></text:p></draw:text-box></draw:frame><draw:rect text:anchor-type="paragraph" draw:z-index="34" draw:style-name="gr31" draw:text-style-name="P31" svg:width="2.193cm" svg:height="0.488cm" draw:transform="rotate (3.1415926535892) translate (6.70277777777778cm 4.31623611111111cm)"><text:p/></draw:rect><draw:frame text:anchor-type="paragraph" draw:z-index="35" draw:style-name="gr33" draw:text-style-name="P33" svg:width="1.989cm" svg:height="0.329cm" svg:x="4.621cm" svg:y="3.925cm"><draw:text-box><text:p><text:span text:style-name="T16">Vacances</text:span></text:p></draw:text-box></draw:frame><text:soft-page-break/><text:span text:style-name="T2">Nom de l'écran :</text:span><text:span text:style-name="T7"> ScrRunHolliday</text:span></text:p>
      <text:p text:style-name="P9"><draw:frame text:anchor-type="paragraph" draw:z-index="7" draw:style-name="gr24" draw:text-style-name="P32" svg:width="4.067cm" svg:height="1.96cm" svg:x="2.487cm" svg:y="9.544cm"><draw:text-box><text:p><text:span text:style-name="T16">Période vacances</text:span></text:p><text:p><text:span text:style-name="T15">Départ Jour, heure : </text:span></text:p><text:p><text:span text:style-name="T15">Retour Jour, heure :</text:span></text:p><text:p><text:span text:style-name="T15">Consigne Température: min :</text:span></text:p><text:p><text:span text:style-name="T15">Consigne Température retour :</text:span></text:p><text:p><text:span text:style-name="T15"/></text:p></draw:text-box></draw:frame><draw:rect text:anchor-type="paragraph" draw:z-index="6" draw:style-name="gr22" draw:text-style-name="P31" svg:width="5.312cm" svg:height="1.96cm" svg:x="1.921cm" svg:y="9.375cm"><text:p/></draw:rect></text:p>
      <text:p text:style-name="P9"/>
      <text:p text:style-name="P9"/>
      <text:p text:style-name="P9"/>
      <text:p text:style-name="P9"/>
      <text:p text:style-name="P9"/>
      <text:p text:style-name="P9"/>
      <text:p text:style-name="P9"/>
      <text:p text:style-name="P9"/>
      <text:p text:style-name="P9"/>
      <text:p text:style-name="P9"><draw:frame text:anchor-type="paragraph" draw:z-index="5" draw:style-name="gr23" draw:text-style-name="P32" svg:width="6.218cm" svg:height="2.454cm" svg:x="2.394cm" svg:y="0.002cm"><draw:text-box><text:p><text:span text:style-name="T15">Puissance Totale :</text:span></text:p><text:p><text:span text:style-name="T15">Puissance Onduleur :</text:span></text:p><text:p><text:span text:style-name="T15">P Voiture + Plaque + LaveLe + Cumulus :</text:span></text:p><text:p><text:span text:style-name="T15">P1 :</text:span></text:p><text:p><text:span text:style-name="T15">P2 :</text:span></text:p><text:p><text:span text:style-name="T15">P3 :</text:span></text:p></draw:text-box></draw:frame></text:p>
      <text:p text:style-name="P9"/>
      <text:p text:style-name="P9"/>
      <text:p text:style-name="P9"/>
      <text:p text:style-name="P9"/>
      <text:p text:style-name="P9"/>
      <text:p text:style-name="P9"/>
      <text:p text:style-name="P9"/>
      <text:p text:style-name="P9"/>
      <text:p text:style-name="P9"/>
      <text:p text:style-name="P11">Description :</text:p>
      <text:p text:style-name="P9">L'écran a changé. On n'a plus les informations des climatisations (sert à rien), par contre on a un affichage des la période des vacances.</text:p>
      <text:p text:style-name="P9">La logique ici est de :</text:p>
      <text:list xml:id="list2076604954034618350" text:style-name="L7">
        <text:list-item>
          <text:p text:style-name="P27">reprendre la stratégie jour rouge lorsqu'il y en a. Cela prime sur la température de retour,</text:p>
        </text:list-item>
        <text:list-item>
          <text:p text:style-name="P27">Lors de journée bleues ou blanches, un algo spécial est appliqué pour éviter de trop consommer (privilégier la revente), tout en restant au min de température annoncé. On essaie d'apprendre aussi comment se comporte la maison en chauffant que la nuit. Quelle température en fin d'heure pleine ? </text:p>
        </text:list-item>
        <text:list-item>
          <text:p text:style-name="P27">24h avant le retour, chauffe à la température de retour.</text:p>
        </text:list-item>
      </text:list>
      <text:p text:style-name="P9"/>
      <text:p text:style-name="P9"/>
      <text:p text:style-name="P9"/>
      <text:p text:style-name="P9"/>
      <text:h text:style-name="Heading_20_1" text:outline-level="1">Architecture logicielle</text:h>
      <text:p text:style-name="P9"/>
      <text:p text:style-name="P9"><draw:rect text:anchor-type="paragraph" draw:z-index="63" draw:style-name="gr41" draw:text-style-name="P31" svg:width="5.652cm" svg:height="3.029cm" svg:x="3.007cm" svg:y="0.254cm"><text:p/></draw:rect><draw:frame text:anchor-type="paragraph" draw:z-index="64" draw:style-name="gr42" draw:text-style-name="P35" svg:width="3.158cm" svg:height="0.715cm" svg:x="5.803cm" svg:y="-0.139cm"><draw:text-box><text:p><text:span text:style-name="T19">ihm_page.py</text:span></text:p></draw:text-box></draw:frame><text:soft-page-break/></text:p>
      <text:p text:style-name="P9"><draw:frame text:anchor-type="paragraph" draw:z-index="67" draw:style-name="gr43" svg:width="1.23cm" svg:height="0.567cm" svg:x="3.556cm" svg:y="0.206cm"><draw:text-box><text:p>widget</text:p></draw:text-box></draw:frame><draw:frame text:anchor-type="paragraph" draw:z-index="68" draw:style-name="gr43" svg:width="1.23cm" svg:height="0.567cm" svg:x="5.729cm" svg:y="0.376cm"><draw:text-box><text:p>widget</text:p></draw:text-box></draw:frame></text:p>
      <text:p text:style-name="P9"><draw:rect text:anchor-type="paragraph" draw:z-index="65" draw:style-name="gr41" draw:text-style-name="P31" svg:width="1.04cm" svg:height="0.435cm" svg:x="3.556cm" svg:y="0.115cm"><text:p/></draw:rect><draw:rect text:anchor-type="paragraph" draw:z-index="66" draw:style-name="gr41" draw:text-style-name="P31" svg:width="1.211cm" svg:height="0.569cm" svg:x="5.634cm" svg:y="0.284cm"><text:p/></draw:rect></text:p>
      <text:p text:style-name="P9"><draw:line text:anchor-type="paragraph" draw:z-index="69" draw:style-name="gr44" draw:text-style-name="P31" svg:x1="3.972cm" svg:y1="2.704cm" svg:x2="4.011cm" svg:y2="-0.109cm"><text:p/></draw:line><draw:line text:anchor-type="paragraph" draw:z-index="70" draw:style-name="gr44" draw:text-style-name="P31" svg:x1="5.918cm" svg:y1="2.725cm" svg:x2="5.937cm" svg:y2="0.194cm"><text:p/></draw:line></text:p>
      <text:p text:style-name="P9"/>
      <text:p text:style-name="P9"><draw:line text:anchor-type="paragraph" draw:z-index="75" draw:style-name="gr46" draw:text-style-name="P31" svg:x1="8.206cm" svg:y1="-0.007cm" svg:x2="8.206cm" svg:y2="1.298cm"><text:p/></draw:line><draw:frame text:anchor-type="paragraph" draw:z-index="77" draw:style-name="gr42" draw:text-style-name="P36" svg:width="3.158cm" svg:height="0.715cm" svg:x="8.317cm" svg:y="0.328cm"><draw:text-box><text:p><text:span text:style-name="T1">Lancement exec Task</text:span></text:p></draw:text-box></draw:frame></text:p>
      <text:p text:style-name="P9"><draw:frame text:anchor-type="paragraph" draw:z-index="79" draw:style-name="gr47" draw:text-style-name="P36" svg:width="0.909cm" svg:height="0.408cm" svg:x="6.068cm" svg:y="-0.076cm"><draw:text-box><text:p><text:span text:style-name="T1">data</text:span></text:p></draw:text-box></draw:frame><draw:frame text:anchor-type="paragraph" draw:z-index="80" draw:style-name="gr47" draw:text-style-name="P36" svg:width="0.909cm" svg:height="0.408cm" svg:x="4.14cm" svg:y="-0.019cm"><draw:text-box><text:p><text:span text:style-name="T1">data</text:span></text:p></draw:text-box></draw:frame></text:p>
      <text:p text:style-name="P9"><draw:rect text:anchor-type="paragraph" draw:z-index="71" draw:style-name="gr41" draw:text-style-name="P31" svg:width="3.744cm" svg:height="1.736cm" svg:x="2.422cm" svg:y="0.093cm"><text:p/></draw:rect><draw:rect text:anchor-type="paragraph" draw:z-index="73" draw:style-name="gr41" draw:text-style-name="P31" svg:width="3.744cm" svg:height="1.736cm" svg:x="7.675cm" svg:y="-0.018cm"><text:p/></draw:rect></text:p>
      <text:p text:style-name="P9"><draw:line text:anchor-type="paragraph" draw:z-index="76" draw:style-name="gr44" draw:text-style-name="P31" svg:x1="6.165cm" svg:y1="0.093cm" svg:x2="7.675cm" svg:y2="0.093cm"><text:p/></draw:line><draw:frame text:anchor-type="paragraph" draw:z-index="78" draw:style-name="gr47" draw:text-style-name="P36" svg:width="0.909cm" svg:height="0.408cm" svg:x="6.673cm" svg:y="0.093cm"><draw:text-box><text:p><text:span text:style-name="T1">data</text:span></text:p></draw:text-box></draw:frame></text:p>
      <text:p text:style-name="P9"/>
      <text:p text:style-name="P9"><draw:frame text:anchor-type="paragraph" draw:z-index="72" draw:style-name="gr45" draw:text-style-name="P35" svg:width="3.781cm" svg:height="0.509cm" svg:x="2.819cm" svg:y="0.026cm"><draw:text-box><text:p><text:span text:style-name="T19">ihm_page_flieds.py</text:span></text:p></draw:text-box></draw:frame><draw:frame text:anchor-type="paragraph" draw:z-index="74" draw:style-name="gr45" draw:text-style-name="P35" svg:width="3.781cm" svg:height="0.509cm" svg:x="8.089cm" svg:y="-0.168cm"><draw:text-box><text:p><text:span text:style-name="T19">ihm_main.py</text:span></text:p></draw:text-box></draw:frame></text:p>
      <text:p text:style-name="P9"/>
      <text:h text:style-name="Heading_20_2" text:outline-level="2">ihm_page.py</text:h>
      <text:p text:style-name="P9">Contient la classe <text:span text:style-name="T8">HomePage</text:span> qui définit la page principale ainsi que les deux pages annexes.</text:p>
      <text:p text:style-name="P9"/>
      <text:p text:style-name="P9"/>
      <text:p text:style-name="P9"/>
      <text:p text:style-name="P12">A faire :</text:p>
      <text:p text:style-name="P9">Fixer les @ IP pour fronius</text:p>
      <text:p text:style-name="P9">Aller chercher la puissance onduleur fronius</text:p>
      <text:p text:style-name="P9"/>
      <text:p text:style-name="P9">Faire la ligne d'affichage Tâche en cour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2-20T00:03:56.61</dc:date>
    <meta:editing-duration>P7DT18H52M51S</meta:editing-duration>
    <meta:editing-cycles>134</meta:editing-cycles>
    <meta:generator>OpenOffice/4.1.13$Win32 OpenOffice.org_project/4113m1$Build-9810</meta:generator>
    <meta:print-date>2011-11-29T11:08:14.52</meta:print-date>
    <dc:creator>Thierry ROCACHER</dc:creator>
    <meta:document-statistic meta:table-count="2" meta:image-count="2" meta:object-count="0" meta:page-count="12" meta:paragraph-count="148" meta:word-count="1472" meta:character-count="9326"/>
    <meta:user-defined meta:name="Info 1"/>
    <meta:user-defined meta:name="Info 2"/>
    <meta:user-defined meta:name="Info 3"/>
    <meta:user-defined meta:name="Info 4"/>
  </office:meta>
</office:document-meta>
</file>